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face style:name="monospace" svg:font-family="monospace"/>
    <style:font-face style:name="serif" svg:font-family="serif"/>
    <style:font-face style:name="verdana" svg:font-family="verdana, 'ms song', Arial, Helvetica,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6.457cm" table:align="center"/>
    </style:style>
    <style:style style:name="表格1.A" style:family="table-column">
      <style:table-column-properties style:column-width="7.964cm"/>
    </style:style>
    <style:style style:name="表格1.B" style:family="table-column">
      <style:table-column-properties style:column-width="0.529cm"/>
    </style:style>
    <style:style style:name="表格1.A1" style:family="table-cell">
      <style:table-cell-properties style:vertical-align="bottom"/>
    </style:style>
    <style:style style:name="表格1.B1" style:family="table-cell">
      <style:table-cell-properties style:vertical-align="middle"/>
    </style:style>
    <style:style style:name="表格1.2" style:family="table-row">
      <style:table-row-properties style:min-row-height="0.265cm"/>
    </style:style>
    <style:style style:name="表格2" style:family="table">
      <style:table-properties style:width="17.563cm" table:align="left"/>
    </style:style>
    <style:style style:name="表格2.A" style:family="table-column">
      <style:table-column-properties style:column-width="12.748cm"/>
    </style:style>
    <style:style style:name="表格2.B" style:family="table-column">
      <style:table-column-properties style:column-width="4.815cm"/>
    </style:style>
    <style:style style:name="表格2.A1" style:family="table-cell">
      <style:table-cell-properties style:vertical-align="middle"/>
    </style:style>
    <style:style style:name="表格3" style:family="table">
      <style:table-properties style:width="20.752cm" table:align="center"/>
    </style:style>
    <style:style style:name="表格3.A" style:family="table-column">
      <style:table-column-properties style:column-width="20.752cm"/>
    </style:style>
    <style:style style:name="表格3.A1" style:family="table-cell">
      <style:table-cell-properties style:vertical-align="middle"/>
    </style:style>
    <style:style style:name="P1" style:family="paragraph" style:parent-style-name="Standard">
      <style:paragraph-properties fo:margin-left="0cm" fo:margin-right="0cm" fo:margin-top="0cm" fo:margin-bottom="0cm" fo:text-indent="0cm" style:auto-text-indent="false" fo:padding="0cm" fo:border="none"/>
    </style:style>
    <style:style style:name="P2" style:family="paragraph" style:parent-style-name="Standard">
      <style:paragraph-properties fo:margin-top="0cm" fo:margin-bottom="0cm" fo:padding="0cm" fo:border="none"/>
    </style:style>
    <style:style style:name="P3" style:family="paragraph" style:parent-style-name="Text_20_body">
      <style:text-properties fo:font-variant="normal" fo:text-transform="none" fo:color="#393939" style:font-name="verdana" fo:font-size="10.5pt" fo:letter-spacing="normal" fo:font-style="normal" fo:font-weight="normal" style:font-name-asian="verdana" style:font-size-asian="10.5pt" style:font-style-asian="normal" style:font-weight-asian="normal" style:font-name-complex="verdana" style:font-size-complex="10.5pt" style:font-style-complex="normal" style:font-weight-complex="normal"/>
    </style:style>
    <style:style style:name="P4" style:family="paragraph" style:parent-style-name="Text_20_body">
      <style:text-properties fo:color="#393939" fo:font-size="10.5pt" style:font-size-asian="10.5pt" style:font-size-complex="10.5pt"/>
    </style:style>
    <style:style style:name="P5" style:family="paragraph" style:parent-style-name="Text_20_body">
      <style:paragraph-properties fo:margin-left="0cm" fo:margin-right="0cm" style:line-height-at-least="0.503cm" fo:text-align="center" style:justify-single-word="false" fo:orphans="2" fo:widows="2" fo:text-indent="0cm" style:auto-text-indent="false"/>
      <style:text-properties fo:font-variant="normal" fo:text-transform="none" fo:color="#000000" fo:letter-spacing="normal"/>
    </style:style>
    <style:style style:name="P6" style:family="paragraph" style:parent-style-name="Text_20_body">
      <style:paragraph-properties fo:margin-left="0cm" fo:margin-right="0cm" style:line-height-at-least="0.503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7" style:family="paragraph" style:parent-style-name="Text_20_body">
      <style:paragraph-properties fo:margin-left="0cm" fo:margin-right="0cm" fo:text-indent="0cm" style:auto-text-indent="false"/>
      <style:text-properties fo:color="#000000" fo:font-size="9pt" style:font-size-asian="9pt" style:font-size-complex="9pt"/>
    </style:style>
    <style:style style:name="P8" style:family="paragraph" style:parent-style-name="Text_20_body">
      <style:paragraph-properties fo:margin-left="0cm" fo:margin-right="0cm" style:line-height-at-least="0.503cm" fo:text-align="justify" style:justify-single-word="false" fo:orphans="2" fo:widows="2" fo:text-indent="0cm" style:auto-text-indent="false"/>
    </style:style>
    <style:style style:name="P9" style:family="paragraph" style:parent-style-name="Text_20_body">
      <style:paragraph-properties fo:margin-left="0cm" fo:margin-right="0cm" style:line-height-at-least="0.503cm" fo:text-align="start" style:justify-single-word="false" fo:orphans="2" fo:widows="2" fo:text-indent="0cm" style:auto-text-indent="false"/>
    </style:style>
    <style:style style:name="P10" style:family="paragraph" style:parent-style-name="Text_20_body">
      <style:paragraph-properties fo:margin-left="0cm" fo:margin-right="0cm" style:line-height-at-least="0.503cm" fo:text-align="center" style:justify-single-word="false" fo:orphans="2" fo:widows="2" fo:text-indent="0cm" style:auto-text-indent="false"/>
    </style:style>
    <style:style style:name="P11" style:family="paragraph" style:parent-style-name="Text_20_body">
      <style:paragraph-properties fo:margin-left="0cm" fo:margin-right="0cm" fo:margin-top="0cm" fo:margin-bottom="0cm" fo:text-indent="0cm" style:auto-text-indent="false" fo:padding="0cm" fo:border="none"/>
    </style:style>
    <style:style style:name="P12" style:family="paragraph" style:parent-style-name="Text_20_body">
      <style:paragraph-properties fo:margin-left="0cm" fo:margin-right="0cm" fo:margin-top="0cm" fo:margin-bottom="0cm" fo:text-indent="0cm" style:auto-text-indent="false" fo:padding="0cm" fo:border="none"/>
      <style:text-properties fo:font-variant="normal" fo:text-transform="none" fo:color="#6466b3" fo:letter-spacing="normal" style:text-underline-style="solid" style:text-underline-width="auto" style:text-underline-color="font-color"/>
    </style:style>
    <style:style style:name="P13" style:family="paragraph" style:parent-style-name="Text_20_body">
      <style:paragraph-properties fo:margin-left="0cm" fo:margin-right="0cm" fo:margin-top="0cm" fo:margin-bottom="0cm" style:line-height-at-least="0.476cm" fo:text-indent="0cm" style:auto-text-indent="false" fo:padding="0cm" fo:border="none"/>
    </style:style>
    <style:style style:name="P14" style:family="paragraph" style:parent-style-name="Text_20_body">
      <style:paragraph-properties fo:margin-left="0cm" fo:margin-right="0cm" fo:margin-top="0cm" fo:margin-bottom="0cm" fo:text-align="center" style:justify-single-word="false" fo:text-indent="0cm" style:auto-text-indent="false" fo:padding="0cm" fo:border="none"/>
      <style:text-properties fo:color="#075db3" style:font-name="Verdana" fo:font-size="10.5pt"/>
    </style:style>
    <style:style style:name="P15" style:family="paragraph" style:parent-style-name="Text_20_body">
      <style:paragraph-properties fo:margin-left="0cm" fo:margin-right="0cm" fo:margin-top="0cm" fo:margin-bottom="0cm" fo:line-height="180%" fo:text-indent="0cm" style:auto-text-indent="false" fo:padding="0cm" fo:border="none"/>
    </style:style>
    <style:style style:name="P16" style:family="paragraph" style:parent-style-name="Text_20_body">
      <style:paragraph-properties fo:margin-left="0cm" fo:margin-right="0cm" fo:margin-top="0cm" fo:margin-bottom="0cm" fo:text-align="end" style:justify-single-word="false" fo:text-indent="0cm" style:auto-text-indent="false" fo:padding="0cm" fo:border="none"/>
    </style:style>
    <style:style style:name="P17" style:family="paragraph" style:parent-style-name="Text_20_body">
      <style:paragraph-properties fo:margin-left="0cm" fo:margin-right="0cm" fo:margin-top="0cm" fo:margin-bottom="0cm" style:line-height-at-least="0.476cm" fo:text-indent="0cm" style:auto-text-indent="false" fo:padding="0cm" fo:border="none"/>
      <style:text-properties fo:color="#000000" fo:font-size="9pt" style:font-size-asian="9pt" style:font-size-complex="9pt"/>
    </style:style>
    <style:style style:name="P18" style:family="paragraph" style:parent-style-name="Text_20_body">
      <style:paragraph-properties fo:margin-left="0cm" fo:margin-right="0cm" fo:margin-top="0.132cm" fo:margin-bottom="0.132cm" fo:text-indent="0cm" style:auto-text-indent="false" fo:padding="0cm" fo:border="none"/>
    </style:style>
    <style:style style:name="P19" style:family="paragraph" style:parent-style-name="Text_20_body">
      <style:paragraph-properties fo:margin-left="0cm" fo:margin-right="0cm" fo:margin-top="0.132cm" fo:margin-bottom="0.132cm" fo:text-indent="0cm" style:auto-text-indent="false" fo:padding="0cm" fo:border="none"/>
      <style:text-properties fo:font-variant="normal" fo:text-transform="none" fo:color="#393939" style:font-name="verdana" fo:font-size="10.5pt" fo:letter-spacing="normal" fo:font-style="normal" fo:font-weight="normal"/>
    </style:style>
    <style:style style:name="P20" style:family="paragraph" style:parent-style-name="Text_20_body">
      <style:paragraph-properties fo:margin-left="0cm" fo:margin-right="0cm" fo:margin-top="0.132cm" fo:margin-bottom="0.132cm" fo:text-indent="0cm" style:auto-text-indent="false" fo:padding="0cm" fo:border="none"/>
      <style:text-properties fo:font-variant="normal" fo:text-transform="none" fo:color="#393939" fo:letter-spacing="normal"/>
    </style:style>
    <style:style style:name="P21" style:family="paragraph" style:parent-style-name="Text_20_body">
      <style:paragraph-properties fo:margin-left="0cm" fo:margin-right="0cm" fo:margin-top="0.132cm" fo:margin-bottom="0.132cm" fo:text-indent="0cm" style:auto-text-indent="false" fo:padding="0cm" fo:border="none"/>
      <style:text-properties fo:font-variant="normal" fo:text-transform="none" fo:color="#393939" fo:letter-spacing="normal" style:font-name-asian="verdana" style:font-size-asian="10.5pt" style:font-style-asian="normal" style:font-weight-asian="normal"/>
    </style:style>
    <style:style style:name="P22" style:family="paragraph" style:parent-style-name="Text_20_body">
      <style:paragraph-properties fo:margin-left="0cm" fo:margin-right="0cm" fo:margin-top="0.132cm" fo:margin-bottom="0.132cm" fo:text-indent="0cm" style:auto-text-indent="false" fo:padding="0cm" fo:border="none"/>
      <style:text-properties fo:color="#393939"/>
    </style:style>
    <style:style style:name="P23" style:family="paragraph" style:parent-style-name="Text_20_body">
      <style:paragraph-properties fo:margin-left="0cm" fo:margin-right="0cm" fo:margin-top="0.132cm" fo:margin-bottom="0.132cm" fo:text-indent="0cm" style:auto-text-indent="false" fo:padding="0cm" fo:border="none"/>
      <style:text-properties fo:color="#393939" style:font-size-asian="10.5pt"/>
    </style:style>
    <style:style style:name="P24" style:family="paragraph" style:parent-style-name="Text_20_body">
      <style:paragraph-properties fo:margin-left="0cm" fo:margin-right="0cm" fo:margin-top="0.132cm" fo:margin-bottom="0.132cm" fo:text-indent="0cm" style:auto-text-indent="false" fo:padding="0cm" fo:border="none"/>
      <style:text-properties fo:color="#393939" fo:font-size="10.5pt"/>
    </style:style>
    <style:style style:name="P25" style:family="paragraph" style:parent-style-name="Text_20_body" style:list-style-name="L1">
      <style:paragraph-properties fo:margin-left="0cm" fo:margin-right="0cm" fo:margin-top="0cm" fo:margin-bottom="0.212cm" fo:text-indent="0cm" style:auto-text-indent="false" fo:padding="0cm" fo:border="none"/>
      <style:text-properties fo:font-variant="normal" fo:text-transform="none" fo:color="#393939" fo:letter-spacing="normal"/>
    </style:style>
    <style:style style:name="P26" style:family="paragraph" style:parent-style-name="Text_20_body" style:list-style-name="L2">
      <style:paragraph-properties fo:margin-left="0cm" fo:margin-right="0cm" fo:margin-top="0cm" fo:margin-bottom="0.212cm" fo:text-indent="0cm" style:auto-text-indent="false" fo:padding="0cm" fo:border="none"/>
      <style:text-properties fo:font-variant="normal" fo:text-transform="none" fo:color="#393939" fo:letter-spacing="normal"/>
    </style:style>
    <style:style style:name="P27" style:family="paragraph" style:parent-style-name="Text_20_body">
      <style:paragraph-properties fo:margin-left="0cm" fo:margin-right="0cm" fo:margin-top="0.132cm" fo:margin-bottom="0cm" fo:text-indent="0cm" style:auto-text-indent="false" fo:padding="0cm" fo:border="none"/>
      <style:text-properties fo:color="#808080"/>
    </style:style>
    <style:style style:name="P28" style:family="paragraph" style:parent-style-name="Text_20_body">
      <style:paragraph-properties fo:margin-left="0cm" fo:margin-right="0cm" fo:margin-top="0.529cm" fo:margin-bottom="0cm" fo:text-indent="0cm" style:auto-text-indent="false" fo:padding="0cm" fo:border="none"/>
    </style:style>
    <style:style style:name="P29" style:family="paragraph" style:parent-style-name="Text_20_body">
      <style:paragraph-properties fo:margin-left="0cm" fo:margin-right="0cm" fo:margin-top="0.529cm" fo:margin-bottom="0cm" fo:text-indent="0cm" style:auto-text-indent="false" fo:padding="0cm" fo:border="none"/>
      <style:text-properties fo:color="#393939" fo:font-size="10.5pt" style:font-size-asian="10.5pt" style:font-size-complex="10.5pt"/>
    </style:style>
    <style:style style:name="P30" style:family="paragraph" style:parent-style-name="Text_20_body">
      <style:paragraph-properties fo:margin-left="0cm" fo:margin-right="0.265cm" fo:margin-top="0cm" fo:margin-bottom="0cm" fo:text-indent="0cm" style:auto-text-indent="false" fo:padding="0cm" fo:border="none"/>
    </style:style>
    <style:style style:name="P31" style:family="paragraph" style:parent-style-name="Text_20_body">
      <style:paragraph-properties fo:margin-left="0cm" fo:margin-right="0cm" style:line-height-at-least="0.503cm" fo:text-align="justify" style:justify-single-word="false" fo:orphans="2" fo:widows="2" fo:text-indent="0.889cm" style:auto-text-indent="false"/>
      <style:text-properties fo:font-variant="normal" fo:text-transform="none" fo:color="#000000" style:font-name="serif" fo:letter-spacing="normal" fo:font-style="normal" fo:font-weight="normal"/>
    </style:style>
    <style:style style:name="P32" style:family="paragraph" style:parent-style-name="Text_20_body">
      <style:paragraph-properties fo:margin-left="0cm" fo:margin-right="0cm" style:line-height-at-least="0.503cm" fo:text-align="justify" style:justify-single-word="false" fo:orphans="2" fo:widows="2" fo:text-indent="0.889cm" style:auto-text-indent="false"/>
    </style:style>
    <style:style style:name="P33" style:family="paragraph" style:parent-style-name="Table_20_Contents">
      <style:text-properties fo:font-size="2pt" style:font-size-asian="2pt" style:font-size-complex="2pt"/>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margin-left="0cm" fo:margin-right="0cm" fo:margin-top="0.635cm" fo:margin-bottom="0cm" fo:text-align="justify" style:justify-single-word="false" fo:text-indent="0cm" style:auto-text-indent="false"/>
    </style:style>
    <style:style style:name="P36" style:family="paragraph" style:parent-style-name="Table_20_Contents">
      <style:paragraph-properties fo:text-align="center" style:justify-single-word="false" fo:padding="0cm" fo:border="none"/>
    </style:style>
    <style:style style:name="P37" style:family="paragraph" style:parent-style-name="Heading_20_1">
      <style:text-properties fo:font-variant="normal" fo:text-transform="none" fo:color="#000000" style:font-name="serif" fo:font-size="14pt" fo:letter-spacing="normal" fo:font-style="normal" fo:font-weight="bold"/>
    </style:style>
    <style:style style:name="P38" style:family="paragraph" style:parent-style-name="Heading_20_1">
      <style:paragraph-properties fo:margin-left="0cm" fo:margin-right="0cm" fo:margin-top="0cm" fo:margin-bottom="0cm" fo:text-indent="0cm" style:auto-text-indent="false" fo:padding="0cm" fo:border="none"/>
    </style:style>
    <style:style style:name="P39" style:family="paragraph" style:parent-style-name="Heading_20_1">
      <style:paragraph-properties fo:margin-left="0cm" fo:margin-right="0cm" fo:margin-top="0cm" fo:margin-bottom="0cm" fo:text-align="start" style:justify-single-word="false" fo:orphans="2" fo:widows="2" fo:text-indent="0cm" style:auto-text-indent="false" fo:padding="0cm" fo:border="none"/>
    </style:style>
    <style:style style:name="P40" style:family="paragraph" style:parent-style-name="Preformatted_20_Text">
      <style:paragraph-properties fo:margin-left="1.27cm" fo:margin-right="1.27cm" fo:margin-top="0cm" fo:margin-bottom="0cm" fo:text-align="start" style:justify-single-word="false" fo:orphans="2" fo:widows="2" fo:text-indent="0cm" style:auto-text-indent="false"/>
      <style:text-properties fo:font-variant="normal" fo:text-transform="none" fo:color="#000000" fo:letter-spacing="normal" fo:font-style="normal" fo:font-weight="normal"/>
    </style:style>
    <style:style style:name="P41" style:family="paragraph" style:parent-style-name="Preformatted_20_Text">
      <style:paragraph-properties fo:margin-left="1.27cm" fo:margin-right="1.27cm" fo:margin-top="0cm" fo:margin-bottom="0cm" fo:text-align="start" style:justify-single-word="false" fo:orphans="2" fo:widows="2" fo:text-indent="0cm" style:auto-text-indent="false"/>
      <style:text-properties fo:font-variant="normal" fo:text-transform="none" fo:color="#000000" fo:letter-spacing="normal"/>
    </style:style>
    <style:style style:name="P42" style:family="paragraph" style:parent-style-name="Preformatted_20_Text">
      <style:paragraph-properties fo:margin-left="1.27cm" fo:margin-right="1.27cm" fo:margin-top="0cm" fo:margin-bottom="0cm" fo:text-align="start" style:justify-single-word="false" fo:text-indent="0cm" style:auto-text-indent="false"/>
    </style:style>
    <style:style style:name="P43" style:family="paragraph" style:parent-style-name="Preformatted_20_Text">
      <style:paragraph-properties fo:margin-left="1.27cm" fo:margin-right="1.27cm" fo:margin-top="0cm" fo:margin-bottom="0cm" fo:text-align="start" style:justify-single-word="false" fo:orphans="2" fo:widows="2" fo:text-indent="0cm" style:auto-text-indent="false"/>
    </style:style>
    <style:style style:name="P44" style:family="paragraph" style:parent-style-name="Heading_20_2">
      <style:paragraph-properties fo:margin-left="0cm" fo:margin-right="0cm" style:line-height-at-least="0.503cm" fo:text-align="center" style:justify-single-word="false" fo:orphans="2" fo:widows="2" fo:text-indent="0cm" style:auto-text-indent="false"/>
    </style:style>
    <style:style style:name="P45" style:family="paragraph" style:parent-style-name="Heading_20_2">
      <style:paragraph-properties fo:margin-left="0cm" fo:margin-right="0cm" fo:margin-top="0cm" fo:margin-bottom="0.127cm" style:line-height-at-least="0.503cm" fo:text-align="start" style:justify-single-word="false" fo:orphans="2" fo:widows="2" fo:text-indent="0cm" style:auto-text-indent="false"/>
      <style:text-properties fo:font-variant="normal" fo:text-transform="none" fo:color="#000000" style:font-name="serif" fo:font-size="14pt" fo:letter-spacing="normal" fo:font-style="normal" fo:font-weight="bold"/>
    </style:style>
    <style:style style:name="T1" style:family="text">
      <style:text-properties fo:font-style="normal" fo:font-weight="normal"/>
    </style:style>
    <style:style style:name="T2" style:family="text">
      <style:text-properties style:font-name="verdana" fo:font-size="10.5pt" fo:font-style="normal" fo:font-weight="normal"/>
    </style:style>
    <style:style style:name="T3" style:family="text">
      <style:text-properties style:font-name-asian="verdana" style:font-size-asian="10.5pt" style:font-style-asian="normal" style:font-weight-asian="normal"/>
    </style:style>
    <style:style style:name="T4" style:family="text">
      <style:text-properties fo:color="#6466b3" style:text-line-through-style="none" style:text-underline-style="none" style:text-blinking="false" style:font-size-asian="12pt" style:font-weight-asian="bold"/>
    </style:style>
    <style:style style:name="T5" style:family="text">
      <style:text-properties fo:color="#6466b3" style:text-line-through-style="none" fo:font-size="12pt" style:text-underline-style="none" fo:font-weight="bold" style:text-blinking="false"/>
    </style:style>
    <style:style style:name="T6" style:family="text">
      <style:text-properties fo:color="#6466b3" style:text-line-through-style="none" fo:font-size="9pt" style:text-underline-style="none" style:text-blinking="false"/>
    </style:style>
    <style:style style:name="T7" style:family="text">
      <style:text-properties fo:color="#6466b3" style:text-underline-style="solid" style:text-underline-width="auto" style:text-underline-color="font-color"/>
    </style:style>
    <style:style style:name="T8" style:family="text">
      <style:text-properties fo:color="#6466b3" style:text-underline-style="solid" style:text-underline-width="auto" style:text-underline-color="font-color" style:font-size-asian="9pt"/>
    </style:style>
    <style:style style:name="T9" style:family="text">
      <style:text-properties fo:color="#6466b3" fo:font-size="9pt" style:text-underline-style="solid" style:text-underline-width="auto" style:text-underline-color="font-color"/>
    </style:style>
    <style:style style:name="T10" style:family="text">
      <style:text-properties fo:color="#6466b3" fo:font-size="9pt" style:text-underline-style="solid" style:text-underline-width="auto" style:text-underline-color="font-color" style:font-size-asian="9pt" style:font-size-complex="9pt"/>
    </style:style>
    <style:style style:name="T11" style:family="text">
      <style:text-properties fo:font-variant="normal" fo:text-transform="none" fo:color="#6466b3" style:text-line-through-style="none" style:font-name="verdana" fo:font-size="12pt" fo:letter-spacing="normal" fo:font-style="normal" style:text-underline-style="none" fo:font-weight="bold" style:text-blinking="false"/>
    </style:style>
    <style:style style:name="T12" style:family="text">
      <style:text-properties fo:font-variant="normal" fo:text-transform="none" fo:color="#6466b3" style:text-line-through-style="none" fo:letter-spacing="normal" style:text-underline-style="none" style:text-blinking="false" style:font-name-asian="verdana" style:font-size-asian="12pt" style:font-style-asian="normal" style:font-weight-asian="bold"/>
    </style:style>
    <style:style style:name="T13" style:family="text">
      <style:text-properties fo:font-variant="normal" fo:text-transform="none" fo:color="#000000" style:font-name="serif" fo:font-size="14pt" fo:letter-spacing="normal" fo:font-style="normal" fo:font-weight="normal"/>
    </style:style>
    <style:style style:name="T14" style:family="text">
      <style:text-properties fo:font-variant="normal" fo:text-transform="none" fo:color="#000000" style:font-name="serif" fo:font-size="14pt" fo:letter-spacing="normal" fo:font-style="italic" fo:font-weight="normal"/>
    </style:style>
    <style:style style:name="T15" style:family="text">
      <style:text-properties fo:font-variant="normal" fo:text-transform="none" fo:color="#000000" style:font-name="serif" fo:letter-spacing="normal" fo:font-style="normal" fo:font-weight="normal"/>
    </style:style>
    <style:style style:name="T16" style:family="text">
      <style:text-properties fo:font-variant="normal" fo:text-transform="none" fo:color="#000000" style:font-name="serif" fo:letter-spacing="normal" fo:font-style="italic" fo:font-weight="normal"/>
    </style:style>
    <style:style style:name="T17" style:family="text">
      <style:text-properties fo:font-variant="normal" fo:text-transform="none" fo:color="#000000" style:font-name="serif" fo:font-size="10pt" fo:letter-spacing="normal" fo:font-style="normal" fo:font-weight="normal"/>
    </style:style>
    <style:style style:name="T18" style:family="text">
      <style:text-properties fo:font-variant="normal" fo:text-transform="none" fo:color="#000000" style:font-name="serif" fo:font-size="12pt" fo:letter-spacing="normal" fo:font-style="normal" fo:font-weight="normal"/>
    </style:style>
    <style:style style:name="T19" style:family="text">
      <style:text-properties fo:font-variant="normal" fo:text-transform="none" fo:color="#000000" style:font-name="monospace" fo:font-size="14pt" fo:letter-spacing="normal" fo:font-style="normal" fo:font-weight="normal"/>
    </style:style>
    <style:style style:name="T20" style:family="text">
      <style:text-properties fo:font-variant="normal" fo:text-transform="none" fo:color="#000000" style:font-name="monospace" fo:font-size="14pt" fo:letter-spacing="normal" fo:font-style="italic" fo:font-weight="normal"/>
    </style:style>
    <style:style style:name="T21" style:family="text">
      <style:text-properties fo:font-variant="normal" fo:text-transform="none" fo:color="#000000" style:text-position="33% 80%" style:font-name="monospace" fo:font-size="14pt" fo:letter-spacing="normal" fo:font-style="normal" fo:font-weight="normal"/>
    </style:style>
    <style:style style:name="T22" style:family="text">
      <style:text-properties fo:font-variant="normal" fo:text-transform="none" fo:color="#000000" style:text-position="33% 80%" style:font-name="monospace" fo:font-size="14pt" fo:letter-spacing="normal" fo:font-style="italic" fo:font-weight="normal"/>
    </style:style>
    <style:style style:name="T23" style:family="text">
      <style:text-properties fo:font-variant="normal" fo:text-transform="none" fo:color="#000000" style:text-position="33% 80%" style:font-name="serif" fo:letter-spacing="normal" fo:font-style="italic" fo:font-weight="normal"/>
    </style:style>
    <style:style style:name="T24" style:family="text">
      <style:text-properties fo:font-variant="normal" fo:text-transform="none" fo:color="#000000" style:text-position="-33% 80%" style:font-name="serif" fo:letter-spacing="normal" fo:font-style="normal" fo:font-weight="normal"/>
    </style:style>
    <style:style style:name="T25" style:family="text">
      <style:text-properties fo:font-variant="normal" fo:text-transform="none" fo:color="#000000" style:text-position="-33% 80%" style:font-name="monospace" fo:font-size="14pt" fo:letter-spacing="normal" fo:font-style="normal" fo:font-weight="normal"/>
    </style:style>
    <style:style style:name="T26" style:family="text">
      <style:text-properties fo:font-size="10.5pt"/>
    </style:style>
    <style:style style:name="T27" style:family="text">
      <style:text-properties style:font-size-asian="10.5pt"/>
    </style:style>
    <style:style style:name="T28" style:family="text">
      <style:text-properties fo:color="#000000" style:font-size-asian="9pt"/>
    </style:style>
    <style:style style:name="T29" style:family="text">
      <style:text-properties fo:font-size="9pt"/>
    </style:style>
    <style:style style:name="T30" style:family="text">
      <style:text-properties style:font-size-asian="9pt"/>
    </style:style>
    <style:style style:name="T31" style:family="text">
      <style:text-properties fo:color="#ffffff" style:text-line-through-style="none" style:text-underline-style="none" style:text-blinking="false" fo:background-color="#2daebf" style:font-size-asian="9pt" style:font-weight-asian="bold"/>
    </style:style>
    <style:style style:name="T32" style:family="text">
      <style:text-properties fo:color="#ffffff" style:text-line-through-style="none" style:text-underline-style="none" style:text-blinking="false" fo:background-color="#e33100" style:font-size-asian="9pt" style:font-weight-asian="bold"/>
    </style:style>
    <style:style style:name="T33" style:family="text">
      <style:text-properties fo:color="#ffffff" style:text-line-through-style="none" style:text-underline-style="none" style:text-blinking="false" fo:background-color="#ffb515" style:font-size-asian="9pt" style:font-weight-asian="bold"/>
    </style:style>
    <style:style style:name="T34" style:family="text">
      <style:text-properties fo:color="#ffffff" style:text-line-through-style="none" style:text-underline-style="none" style:text-blinking="false" style:font-size-asian="9pt"/>
    </style:style>
    <style:style style:name="T35" style:family="text">
      <style:text-properties fo:color="#555555" style:text-line-through-style="none" style:text-underline-style="none" style:text-blinking="false" fo:background-color="#eeeeee" style:font-size-asian="9pt" style:font-weight-asian="bold"/>
    </style:style>
    <style:style style:name="T36" style:family="text">
      <style:text-properties fo:color="#666666"/>
    </style:style>
    <style:style style:name="T37" style:family="text">
      <style:text-properties fo:color="#666666" style:text-line-through-style="none" style:text-underline-style="none" style:text-blinking="false"/>
    </style:style>
    <style:style style:name="T38" style:family="text">
      <style:text-properties fo:font-style="italic"/>
    </style:style>
    <style:style style:name="T39" style:family="text">
      <style:text-properties fo:font-style="italic" fo:font-weight="normal"/>
    </style:style>
    <style:style style:name="T40" style:family="text">
      <style:text-properties style:font-name="monospace" fo:font-size="14pt"/>
    </style:style>
    <style:style style:name="T41" style:family="text">
      <style:text-properties style:text-position="33% 80%"/>
    </style:style>
    <style:style style:name="T42" style:family="text">
      <style:text-properties style:text-position="33% 80%" fo:font-style="italic"/>
    </style:style>
    <style:style style:name="T43"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Regular Expression Matching Can Be Simple And Fast <text:line-break/>(but is slow in Java, Perl, PHP, Python, Ruby, ...)</text:h>
      <text:h text:style-name="P44" text:outline-level="2"><text:a xlink:type="simple" xlink:href="http://swtch.com/~rsc/">Russ Cox</text:a><text:span text:style-name="T13"> <text:line-break/></text:span><text:span text:style-name="T14">rsc@swtch.com</text:span><text:span text:style-name="T13"> <text:line-break/>January 2007 <text:line-break/></text:span><text:span text:style-name="T13"><draw:a xlink:type="simple" xlink:href="https://plus.google.com/116810148281701144465"><draw:frame draw:style-name="fr1" draw:name="图形1" text:anchor-type="as-char" svg:width="0.476cm" svg:height="0.476cm" draw:z-index="0"><draw:image xlink:href="http://www.google.com/images/icons/ui/gprofile_button-16.png" xlink:type="simple" xlink:show="embed" xlink:actuate="onLoad"/></draw:frame></draw:a></text:span></text:h>
      <text:h text:style-name="P45" text:outline-level="2">Introduction</text:h>
      <text:p text:style-name="P31">This is a tale of two approaches to regular expression matching. One of them is in widespread use in the standard interpreters for many languages, including Perl. The other is used only in a few places, notably most implementations of awk and grep. The two approaches have wildly different performance characteristics:</text:p>
      <table:table table:name="表格1" table:style-name="表格1">
        <table:table-column table:style-name="表格1.A"/>
        <table:table-column table:style-name="表格1.B"/>
        <table:table-column table:style-name="表格1.A"/>
        <table:table-row>
          <table:table-cell table:style-name="表格1.A1" office:value-type="string">
            <text:p text:style-name="Table_20_Contents"><draw:frame draw:style-name="fr2" draw:name="图形2" text:anchor-type="as-char" svg:width="7.964cm" svg:height="3.916cm" draw:z-index="17"><draw:image xlink:href="http://pdos.csail.mit.edu/~rsc/regexp-img/grep3p.png" xlink:type="simple" xlink:show="embed" xlink:actuate="onLoad"/></draw:frame></text:p>
          </table:table-cell>
          <table:table-cell table:style-name="表格1.B1" office:value-type="string">
            <text:p text:style-name="P33"/>
          </table:table-cell>
          <table:table-cell table:style-name="表格1.A1" office:value-type="string">
            <text:p text:style-name="Table_20_Contents"><draw:frame draw:style-name="fr2" draw:name="图形3" text:anchor-type="as-char" svg:width="7.964cm" svg:height="3.916cm" draw:z-index="18"><draw:image xlink:href="http://pdos.csail.mit.edu/~rsc/regexp-img/grep4p.png" xlink:type="simple" xlink:show="embed" xlink:actuate="onLoad"/></draw:frame></text:p>
          </table:table-cell>
        </table:table-row>
        <table:table-row table:style-name="表格1.2">
          <table:table-cell table:style-name="表格1.B1" office:value-type="string">
            <text:p text:style-name="P33"/>
          </table:table-cell>
          <table:table-cell table:number-columns-spanned="2" office:value-type="string">
            <text:p text:style-name="P33"/>
          </table:table-cell>
          <table:covered-table-cell/>
        </table:table-row>
        <table:table-row>
          <table:table-cell table:style-name="表格1.B1" table:number-columns-spanned="3" office:value-type="string">
            <text:p text:style-name="P34">Time to match <text:span text:style-name="Source_20_Text"><text:span text:style-name="T40">a?</text:span></text:span><text:span text:style-name="T42">n</text:span><text:span text:style-name="Source_20_Text"><text:span text:style-name="T40">a</text:span></text:span><text:span text:style-name="T42">n</text:span> against <text:span text:style-name="Source_20_Text"><text:span text:style-name="T40">a</text:span></text:span><text:span text:style-name="T42">n</text:span></text:p>
          </table:table-cell>
          <table:covered-table-cell/>
          <table:covered-table-cell/>
        </table:table-row>
      </table:table>
      <text:p text:style-name="P8"><text:span text:style-name="T15">Let's use superscripts to denote string repetition, so that </text:span><text:span text:style-name="Source_20_Text"><text:span text:style-name="T19">a?</text:span></text:span><text:span text:style-name="Source_20_Text"><text:span text:style-name="T21">3</text:span></text:span><text:span text:style-name="Source_20_Text"><text:span text:style-name="T19">a</text:span></text:span><text:span text:style-name="Source_20_Text"><text:span text:style-name="T21">3</text:span></text:span><text:span text:style-name="T15"> is shorthand for </text:span><text:span text:style-name="Source_20_Text"><text:span text:style-name="T19">a?a?a?aaa</text:span></text:span><text:span text:style-name="T15">. The two graphs plot the time required by each approach to match the regular expression </text:span><text:span text:style-name="Source_20_Text"><text:span text:style-name="T19">a?</text:span></text:span><text:span text:style-name="T23">n</text:span><text:span text:style-name="Source_20_Text"><text:span text:style-name="T19">a</text:span></text:span><text:span text:style-name="T23">n</text:span><text:span text:style-name="T15"> against the string </text:span><text:span text:style-name="Source_20_Text"><text:span text:style-name="T19">a</text:span></text:span><text:span text:style-name="T23">n</text:span><text:span text:style-name="T15">.</text:span></text:p>
      <text:p text:style-name="P31">Notice that Perl requires over sixty seconds to match a 29-character string. The other approach, labeled Thompson NFA for reasons that will be explained later, requires twenty <text:span text:style-name="T38">microseconds</text:span> to match the string. That's not a typo. The Perl graph plots time in seconds, while the Thompson NFA graph plots time in microseconds: the Thompson NFA implementation is a million times faster than Perl when running on a miniscule 29-character string. The trends shown in the graph continue: the Thompson NFA handles a 100-character string in under 200 microseconds, while Perl would require over 10<text:span text:style-name="T41">15</text:span> years. (Perl is only the most conspicuous example of a large number of popular programs that use the same algorithm; the above graph could have been Python, or PHP, or Ruby, or many other languages. A more detailed graph later in this article presents data for other implementations.)</text:p>
      <text:p text:style-name="P31">It may be hard to believe the graphs: perhaps you've used Perl, and it never seemed like regular expression matching was particularly slow. Most of the time, in fact, regular expression matching in Perl is fast enough. As the graph shows, though, it is possible to write so-called “pathological” regular expressions that Perl matches very <text:span text:style-name="T38">very</text:span> slowly. In contrast, there are no regular expressions that are pathological for the Thompson NFA implementation. Seeing the two graphs side by side prompts the question, <text:soft-page-break/>“why doesn't Perl use the Thompson NFA approach?” It can, it should, and that's what the rest of this article is about.</text:p>
      <text:p text:style-name="P31">Historically, regular expressions are one of computer science's shining examples of how using good theory leads to good programs. They were originally developed by theorists as a simple computational model, but Ken Thompson introduced them to programmers in his implementation of the text editor QED for CTSS. Dennis Ritchie followed suit in his own implementation of QED, for GE-TSS. Thompson and Ritchie would go on to create Unix, and they brought regular expressions with them. By the late 1970s, regular expressions were a key feature of the Unix landscape, in tools such as ed, sed, grep, egrep, awk, and lex.</text:p>
      <text:p text:style-name="P31">Today, regular expressions have also become a shining example of how ignoring good theory leads to bad programs. The regular expression implementations used by today's popular tools are significantly slower than the ones used in many of those thirty-year-old Unix tools.</text:p>
      <text:p text:style-name="P31">This article reviews the good theory: regular expressions, finite automata, and a regular expression search algorithm invented by Ken Thompson in the mid-1960s. It also puts the theory into practice, describing a simple implementation of Thompson's algorithm. That implementation, less than 400 lines of C, is the one that went head to head with Perl above. It outperforms the more complex real-world implementations used by Perl, Python, PCRE, and others. The article concludes with a discussion of how theory might yet be converted into practice in the real-world implementations.</text:p>
      <text:h text:style-name="P45" text:outline-level="2">Regular Expressions</text:h>
      <text:p text:style-name="P31">Regular expressions are a notation for describing sets of character strings. When a particular string is in the set described by a regular expression, we often say that the regular expression <text:span text:style-name="T38">matches</text:span> the string.</text:p>
      <text:p text:style-name="P32"><text:span text:style-name="T15">The simplest regular expression is a single literal character. Except for the special metacharacters </text:span><text:span text:style-name="Source_20_Text"><text:span text:style-name="T19">*+?()|</text:span></text:span><text:span text:style-name="T15">, characters match themselves. To match a metacharacter, escape it with a backslash: </text:span><text:span text:style-name="Source_20_Text"><text:span text:style-name="T19">\+</text:span></text:span><text:span text:style-name="T15"> matches a literal plus character.</text:span></text:p>
      <text:p text:style-name="P32"><text:span text:style-name="T15">Two regular expressions can be alternated or concatenated to form a new regular expression: if </text:span><text:span text:style-name="T16">e</text:span><text:span text:style-name="T24">1</text:span><text:span text:style-name="T15"> matches </text:span><text:span text:style-name="T16">s</text:span><text:span text:style-name="T15"> and </text:span><text:span text:style-name="T16">e</text:span><text:span text:style-name="T24">2</text:span><text:span text:style-name="T15"> matches </text:span><text:span text:style-name="T16">t</text:span><text:span text:style-name="T15">, then </text:span><text:span text:style-name="T16">e</text:span><text:span text:style-name="T24">1</text:span><text:span text:style-name="Source_20_Text"><text:span text:style-name="T19">|</text:span></text:span><text:span text:style-name="T16">e</text:span><text:span text:style-name="T24">2</text:span><text:span text:style-name="T15"> matches</text:span><text:span text:style-name="T16">s</text:span><text:span text:style-name="T15"> or </text:span><text:span text:style-name="T16">t</text:span><text:span text:style-name="T15">, and </text:span><text:span text:style-name="T16">e</text:span><text:span text:style-name="T24">1</text:span><text:span text:style-name="T16">e</text:span><text:span text:style-name="T24">2</text:span><text:span text:style-name="T15"> matches </text:span><text:span text:style-name="T16">st</text:span><text:span text:style-name="T15">.</text:span></text:p>
      <text:p text:style-name="P32"><text:span text:style-name="T15">The metacharacters </text:span><text:span text:style-name="Source_20_Text"><text:span text:style-name="T19">*</text:span></text:span><text:span text:style-name="T15">, </text:span><text:span text:style-name="Source_20_Text"><text:span text:style-name="T19">+</text:span></text:span><text:span text:style-name="T15">, and </text:span><text:span text:style-name="Source_20_Text"><text:span text:style-name="T19">?</text:span></text:span><text:span text:style-name="T15"> are repetition operators: </text:span><text:span text:style-name="T16">e</text:span><text:span text:style-name="T24">1</text:span><text:span text:style-name="Source_20_Text"><text:span text:style-name="T19">*</text:span></text:span><text:span text:style-name="T15"> matches a sequence of zero or more (possibly different) strings, each of which match</text:span><text:span text:style-name="T16">e</text:span><text:span text:style-name="T24">1</text:span><text:span text:style-name="T15">; </text:span><text:span text:style-name="T16">e</text:span><text:span text:style-name="T24">1</text:span><text:span text:style-name="Source_20_Text"><text:span text:style-name="T19">+</text:span></text:span><text:span text:style-name="T15"> matches one or more; </text:span><text:span text:style-name="T16">e</text:span><text:span text:style-name="T24">1</text:span><text:span text:style-name="Source_20_Text"><text:span text:style-name="T19">?</text:span></text:span><text:span text:style-name="T15"> matches zero or one.</text:span></text:p>
      <text:p text:style-name="P32"><text:span text:style-name="T15">The operator precedence, from weakest to strongest binding, is first alternation, then concatenation, and finally the repetition operators. Explicit parentheses can be used to force different meanings, just as in arithmetic expressions. Some examples: </text:span><text:span text:style-name="Source_20_Text"><text:span text:style-name="T19">ab|cd</text:span></text:span><text:span text:style-name="T15"> is equivalent to </text:span><text:span text:style-name="Source_20_Text"><text:span text:style-name="T19">(ab)|(cd)</text:span></text:span><text:span text:style-name="T15">; </text:span><text:span text:style-name="Source_20_Text"><text:span text:style-name="T19">ab*</text:span></text:span><text:span text:style-name="T15">is equivalent to </text:span><text:span text:style-name="Source_20_Text"><text:span text:style-name="T19">a(b*)</text:span></text:span><text:span text:style-name="T15">.</text:span></text:p>
      <text:p text:style-name="P32"><text:span text:style-name="T15">The syntax described so far is a subset of the traditional Unix egrep regular expression syntax. This subset suffices to describe all regular languages: loosely speaking, a regular language is a set of strings that can be </text:span><text:soft-page-break/><text:span text:style-name="T15">matched in a single pass through the text using only a fixed amount of memory. Newer regular expression facilities (notably Perl and those that have copied it) have added </text:span><text:a xlink:type="simple" xlink:href="http://www.perl.com/doc/manual/html/pod/perlre.html">many new operators and escape sequences</text:a><text:span text:style-name="T15">. These additions make the regular expressions more concise, and sometimes more cryptic, but usually not more powerful: these fancy new regular expressions almost always have longer equivalents using the traditional syntax.</text:span></text:p>
      <text:p text:style-name="P32"><text:span text:style-name="T15">One common regular expression extension that does provide additional power is called </text:span><text:span text:style-name="T16">backreferences</text:span><text:span text:style-name="T15">. A backreference like </text:span><text:span text:style-name="Source_20_Text"><text:span text:style-name="T19">\1</text:span></text:span><text:span text:style-name="T15"> or </text:span><text:span text:style-name="Source_20_Text"><text:span text:style-name="T19">\2</text:span></text:span><text:span text:style-name="T15"> matches the string matched by a previous parenthesized expression, and only that string: </text:span><text:span text:style-name="Source_20_Text"><text:span text:style-name="T19">(cat|dog)\1</text:span></text:span><text:span text:style-name="T15"> matches </text:span><text:span text:style-name="Source_20_Text"><text:span text:style-name="T19">catcat</text:span></text:span><text:span text:style-name="T15"> and </text:span><text:span text:style-name="Source_20_Text"><text:span text:style-name="T19">dogdog</text:span></text:span><text:span text:style-name="T15"> but not </text:span><text:span text:style-name="Source_20_Text"><text:span text:style-name="T19">catdog</text:span></text:span><text:span text:style-name="T15"> nor </text:span><text:span text:style-name="Source_20_Text"><text:span text:style-name="T19">dogcat</text:span></text:span><text:span text:style-name="T15">. As far as the theoretical term is concerned, regular expressions with backreferences are not regular expressions. The power that backreferences add comes at great cost: in the worst case, the best known implementations require exponential search algorithms, like the one Perl uses. Perl (and the other languages) could not now remove backreference support, of course, but they could employ much faster algorithms when presented with regular expressions that don't have backreferences, like the ones considered above. This article is about those faster algorithms.</text:span></text:p>
      <text:h text:style-name="P45" text:outline-level="2">Finite Automata</text:h>
      <text:p text:style-name="P31">Another way to describe sets of character strings is with finite automata. Finite automata are also known as state machines, and we will use “automaton” and “machine” interchangeably.</text:p>
      <text:p text:style-name="P32"><text:span text:style-name="T15">As a simple example, here is a machine recognizing the set of strings matched by the regular expression </text:span><text:span text:style-name="Source_20_Text"><text:span text:style-name="T19">a(bb)+a</text:span></text:span><text:span text:style-name="T15">:</text:span></text:p>
      <text:p text:style-name="P5"><draw:frame draw:style-name="fr2" draw:name="图形4" text:anchor-type="as-char" svg:width="7.355cm" svg:height="1.429cm" draw:z-index="1"><draw:image xlink:href="http://pdos.csail.mit.edu/~rsc/regexp-img/fig0.png" xlink:type="simple" xlink:show="embed" xlink:actuate="onLoad"/><svg:title>DFA for a(bb)+a</svg:title></draw:frame></text:p>
      <text:p text:style-name="P31">A finite automaton is always in one of its states, represented in the diagram by circles. (The numbers inside the circles are labels to make this discussion easier; they are not part of the machine's operation.) As it reads the string, it switches from state to state. This machine has two special states: the start state <text:span text:style-name="T38">s</text:span><text:span text:style-name="T43">0</text:span> and the matching state <text:span text:style-name="T38">s</text:span><text:span text:style-name="T43">4</text:span>. Start states are depicted with lone arrowheads pointing at them, and matching states are drawn as a double circle.</text:p>
      <text:p text:style-name="P32"><text:span text:style-name="T15">The machine reads an input string one character at a time, following arrows corresponding to the input to move from state to state. Suppose the input string is </text:span><text:span text:style-name="Source_20_Text"><text:span text:style-name="T19">abbbba</text:span></text:span><text:span text:style-name="T15">. When the machine reads the first letter of the string, the </text:span><text:span text:style-name="Source_20_Text"><text:span text:style-name="T19">a</text:span></text:span><text:span text:style-name="T15">, it is in the start state </text:span><text:span text:style-name="T16">s</text:span><text:span text:style-name="T24">0</text:span><text:span text:style-name="T15">. It follows the </text:span><text:span text:style-name="Source_20_Text"><text:span text:style-name="T19">a</text:span></text:span><text:span text:style-name="T15"> arrow to state </text:span><text:span text:style-name="T16">s</text:span><text:span text:style-name="T24">1</text:span><text:span text:style-name="T15">. This process repeats as the machine reads the rest of the string: </text:span><text:span text:style-name="Source_20_Text"><text:span text:style-name="T19">b</text:span></text:span><text:span text:style-name="T15"> to </text:span><text:span text:style-name="Source_20_Text"><text:span text:style-name="T20">s</text:span></text:span><text:span text:style-name="Source_20_Text"><text:span text:style-name="T25">2</text:span></text:span><text:span text:style-name="T15">, </text:span><text:span text:style-name="Source_20_Text"><text:span text:style-name="T19">b</text:span></text:span><text:span text:style-name="T15"> to </text:span><text:span text:style-name="Source_20_Text"><text:span text:style-name="T20">s</text:span></text:span><text:span text:style-name="Source_20_Text"><text:span text:style-name="T25">3</text:span></text:span><text:span text:style-name="T15">, </text:span><text:span text:style-name="Source_20_Text"><text:span text:style-name="T19">b</text:span></text:span><text:span text:style-name="T15"> to </text:span><text:span text:style-name="Source_20_Text"><text:span text:style-name="T20">s</text:span></text:span><text:span text:style-name="Source_20_Text"><text:span text:style-name="T25">2</text:span></text:span><text:span text:style-name="T15">, </text:span><text:span text:style-name="Source_20_Text"><text:span text:style-name="T19">b</text:span></text:span><text:span text:style-name="T15"> to </text:span><text:span text:style-name="Source_20_Text"><text:span text:style-name="T20">s</text:span></text:span><text:span text:style-name="Source_20_Text"><text:span text:style-name="T25">3</text:span></text:span><text:span text:style-name="T15">, and finally </text:span><text:span text:style-name="Source_20_Text"><text:span text:style-name="T19">a</text:span></text:span><text:span text:style-name="T15"> to </text:span><text:span text:style-name="Source_20_Text"><text:span text:style-name="T20">s</text:span></text:span><text:span text:style-name="Source_20_Text"><text:span text:style-name="T25">4</text:span></text:span><text:span text:style-name="T15">.</text:span></text:p>
      <text:p text:style-name="P5"><text:soft-page-break/><draw:frame draw:style-name="fr2" draw:name="图形5" text:anchor-type="as-char" svg:width="9.446cm" svg:height="11.271cm" draw:z-index="2"><draw:image xlink:href="http://pdos.csail.mit.edu/~rsc/regexp-img/fig1.png" xlink:type="simple" xlink:show="embed" xlink:actuate="onLoad"/><svg:title>DFA execution on abbbba</svg:title></draw:frame></text:p>
      <text:p text:style-name="P6">The machine ends in <text:span text:style-name="T38">s</text:span><text:span text:style-name="T43">4</text:span>, a matching state, so it matches the string. If the machine ends in a non-matching state, it does not match the string. If, at any point during the machine's execution, there is no arrow for it to follow corresponding to the current input character, the machine stops executing early.</text:p>
      <text:p text:style-name="P31">The machine we have been considering is called a <text:span text:style-name="T38">deterministic</text:span> finite automaton (DFA), because in any state, each possible input letter leads to at most one new state. We can also create machines that must choose between multiple possible next states. For example, this machine is equivalent to the previous one but is not deterministic:</text:p>
      <text:p text:style-name="P5"><draw:frame draw:style-name="fr2" draw:name="图形6" text:anchor-type="as-char" svg:width="7.355cm" svg:height="1.429cm" draw:z-index="3"><draw:image xlink:href="http://pdos.csail.mit.edu/~rsc/regexp-img/fig2.png" xlink:type="simple" xlink:show="embed" xlink:actuate="onLoad"/><svg:title>NFA for a(bb)+a</svg:title></draw:frame></text:p>
      <text:p text:style-name="P8"><text:span text:style-name="T15">The machine is not deterministic because if it reads a </text:span><text:span text:style-name="Source_20_Text"><text:span text:style-name="T19">b</text:span></text:span><text:span text:style-name="T15"> in state </text:span><text:span text:style-name="T16">s</text:span><text:span text:style-name="T24">2</text:span><text:span text:style-name="T15">, it has multiple choices for the next state: it can go back to </text:span><text:span text:style-name="T16">s</text:span><text:span text:style-name="T24">1</text:span><text:span text:style-name="T15"> in hopes of seeing another </text:span><text:span text:style-name="Source_20_Text"><text:span text:style-name="T19">bb</text:span></text:span><text:span text:style-name="T15">, or it can go on to </text:span><text:span text:style-name="T16">s</text:span><text:span text:style-name="T24">3</text:span><text:span text:style-name="T15"> in hopes of seeing the final </text:span><text:span text:style-name="Source_20_Text"><text:span text:style-name="T19">a</text:span></text:span><text:span text:style-name="T15">. Since the machine cannot peek ahead to see the rest of the string, it has no way to know which is the correct decision. In this situation, it turns out to be interesting to let the machine </text:span><text:span text:style-name="T16">always guess correctly</text:span><text:span text:style-name="T15">. Such machines are called non-deterministic finite automata (NFAs or NDFAs). An NFA matches an input string if there is some way it can read the string and follow arrows to a matching state.</text:span></text:p>
      <text:p text:style-name="P32"><text:span text:style-name="T15">Sometimes it is convenient to let NFAs have arrows with no corresponding input character. We will leave these arrows unlabeled. An NFA can, at any time, choose to follow an unlabeled arrow without reading any input. This NFA </text:span><text:soft-page-break/><text:span text:style-name="T15">is equivalent to the previous two, but the unlabeled arrow makes the correspondence with </text:span><text:span text:style-name="Source_20_Text"><text:span text:style-name="T19">a(bb)+a</text:span></text:span><text:span text:style-name="T15"> clearest:</text:span></text:p>
      <text:p text:style-name="P5"><draw:frame draw:style-name="fr2" draw:name="图形7" text:anchor-type="as-char" svg:width="7.355cm" svg:height="1.032cm" draw:z-index="4"><draw:image xlink:href="http://pdos.csail.mit.edu/~rsc/regexp-img/fig3.png" xlink:type="simple" xlink:show="embed" xlink:actuate="onLoad"/><svg:title>Another NFA for a(bb)+a</svg:title></draw:frame></text:p>
      <text:h text:style-name="P45" text:outline-level="2">Converting Regular Expressions to NFAs</text:h>
      <text:p text:style-name="P31">Regular expressions and NFAs turn out to be exactly equivalent in power: every regular expression has an equivalent NFA (they match the same strings) and vice versa. (It turns out that DFAs are also equivalent in power to NFAs and regular expressions; we will see this later.) There are multiple ways to translate regular expressions into NFAs. The method described here was first described by Thompson in his 1968 CACM paper.</text:p>
      <text:p text:style-name="P31">The NFA for a regular expression is built up from partial NFAs for each subexpression, with a different construction for each operator. The partial NFAs have no matching states: instead they have one or more dangling arrows, pointing to nothing. The construction process will finish by connecting these arrows to a matching state.</text:p>
      <text:p text:style-name="P31">The NFAs for matching single characters look like:</text:p>
      <text:p text:style-name="P5"><draw:frame draw:style-name="fr2" draw:name="图形8" text:anchor-type="as-char" svg:width="2.99cm" svg:height="0.556cm" draw:z-index="5"><draw:image xlink:href="http://pdos.csail.mit.edu/~rsc/regexp-img/fig4.png" xlink:type="simple" xlink:show="embed" xlink:actuate="onLoad"/><svg:title>Single-character NFA</svg:title></draw:frame></text:p>
      <text:p text:style-name="P6">The NFA for the concatenation <text:span text:style-name="T38">e</text:span><text:span text:style-name="T43">1</text:span><text:span text:style-name="T38">e</text:span><text:span text:style-name="T43">2</text:span> connects the final arrow of the <text:span text:style-name="T38">e</text:span><text:span text:style-name="T43">1</text:span> machine to the start of the <text:span text:style-name="T38">e</text:span><text:span text:style-name="T43">2</text:span> machine:</text:p>
      <text:p text:style-name="P5"><draw:frame draw:style-name="fr2" draw:name="图形9" text:anchor-type="as-char" svg:width="6.403cm" svg:height="0.529cm" draw:z-index="6"><draw:image xlink:href="http://pdos.csail.mit.edu/~rsc/regexp-img/fig5.png" xlink:type="simple" xlink:show="embed" xlink:actuate="onLoad"/><svg:title>Concatenation NFA</svg:title></draw:frame></text:p>
      <text:p text:style-name="P8"><text:span text:style-name="T15">The NFA for the alternation </text:span><text:span text:style-name="T16">e</text:span><text:span text:style-name="T24">1</text:span><text:span text:style-name="Source_20_Text"><text:span text:style-name="T19">|</text:span></text:span><text:span text:style-name="T16">e</text:span><text:span text:style-name="T24">2</text:span><text:span text:style-name="T15"> adds a new start state with a choice of either the </text:span><text:span text:style-name="T16">e</text:span><text:span text:style-name="T24">1</text:span><text:span text:style-name="T15"> machine or the </text:span><text:span text:style-name="T16">e</text:span><text:span text:style-name="T24">2</text:span><text:span text:style-name="T15"> machine.</text:span></text:p>
      <text:p text:style-name="P5"><draw:frame draw:style-name="fr2" draw:name="图形10" text:anchor-type="as-char" svg:width="5.345cm" svg:height="1.64cm" draw:z-index="7"><draw:image xlink:href="http://pdos.csail.mit.edu/~rsc/regexp-img/fig6.png" xlink:type="simple" xlink:show="embed" xlink:actuate="onLoad"/><svg:title>Alternation NFA</svg:title></draw:frame></text:p>
      <text:p text:style-name="P8"><text:span text:style-name="T15">The NFA for </text:span><text:span text:style-name="T16">e</text:span><text:span text:style-name="Source_20_Text"><text:span text:style-name="T19">?</text:span></text:span><text:span text:style-name="T15"> alternates the </text:span><text:span text:style-name="T16">e</text:span><text:span text:style-name="T15"> machine with an empty path:</text:span></text:p>
      <text:p text:style-name="P5"><draw:frame draw:style-name="fr2" draw:name="图形11" text:anchor-type="as-char" svg:width="4.868cm" svg:height="1.482cm" draw:z-index="8"><draw:image xlink:href="http://pdos.csail.mit.edu/~rsc/regexp-img/fig7.png" xlink:type="simple" xlink:show="embed" xlink:actuate="onLoad"/><svg:title>Zero or one NFA</svg:title></draw:frame></text:p>
      <text:p text:style-name="P8"><text:span text:style-name="T15">The NFA for </text:span><text:span text:style-name="T16">e</text:span><text:span text:style-name="Source_20_Text"><text:span text:style-name="T19">*</text:span></text:span><text:span text:style-name="T15"> uses the same alternation but loops a matching </text:span><text:span text:style-name="T16">e</text:span><text:span text:style-name="T15"> machine back to the start:</text:span></text:p>
      <text:p text:style-name="P5"><draw:frame draw:style-name="fr2" draw:name="图形12" text:anchor-type="as-char" svg:width="4.868cm" svg:height="1.482cm" draw:z-index="9"><draw:image xlink:href="http://pdos.csail.mit.edu/~rsc/regexp-img/fig8.png" xlink:type="simple" xlink:show="embed" xlink:actuate="onLoad"/><svg:title>Zero or more NFA</svg:title></draw:frame></text:p>
      <text:p text:style-name="P8"><text:span text:style-name="T15">The NFA for </text:span><text:span text:style-name="T16">e</text:span><text:span text:style-name="Source_20_Text"><text:span text:style-name="T19">+</text:span></text:span><text:span text:style-name="T15"> also creates a loop, but one that requires passing through </text:span><text:span text:style-name="T16">e</text:span><text:span text:style-name="T15"> at least once:</text:span></text:p>
      <text:p text:style-name="P5"><draw:frame draw:style-name="fr2" draw:name="图形13" text:anchor-type="as-char" svg:width="5.027cm" svg:height="1.085cm" draw:z-index="10"><draw:image xlink:href="http://pdos.csail.mit.edu/~rsc/regexp-img/fig9.png" xlink:type="simple" xlink:show="embed" xlink:actuate="onLoad"/><svg:title>One or more NFA</svg:title></draw:frame></text:p>
      <text:p text:style-name="P31">Counting the new states in the diagrams above, we can see that this technique creates exactly one state per character or metacharacter in the <text:soft-page-break/>regular expression, excluding parentheses. Therefore the number of states in the final NFA is at most equal to the length of the original regular expression.</text:p>
      <text:p text:style-name="P31">Just as with the example NFA discussed earlier, it is always possible to remove the unlabeled arrows, and it is also always possible to generate the NFA without the unlabeled arrows in the first place. Having the unlabeled arrows makes the NFA easier for us to read and understand, and they also make the C representation simpler, so we will keep them.</text:p>
      <text:h text:style-name="P45" text:outline-level="2">Regular Expression Search Algorithms</text:h>
      <text:p text:style-name="P31">Now we have a way to test whether a regular expression matches a string: convert the regular expression to an NFA and then run the NFA using the string as input. Remember that NFAs are endowed with the ability to guess perfectly when faced with a choice of next state: to run the NFA using an ordinary computer, we must find a way to simulate this guessing.</text:p>
      <text:p text:style-name="P32"><text:span text:style-name="T15">One way to simulate perfect guessing is to guess one option, and if that doesn't work, try the other. For example, consider the NFA for </text:span><text:span text:style-name="Source_20_Text"><text:span text:style-name="T19">abab|abbb</text:span></text:span><text:span text:style-name="T15">run on the string </text:span><text:span text:style-name="Source_20_Text"><text:span text:style-name="T19">abbb</text:span></text:span><text:span text:style-name="T15">:</text:span></text:p>
      <text:p text:style-name="P5"><draw:frame draw:style-name="fr2" draw:name="图形14" text:anchor-type="as-char" svg:width="9.631cm" svg:height="2.09cm" draw:z-index="11"><draw:image xlink:href="http://pdos.csail.mit.edu/~rsc/regexp-img/fig10.png" xlink:type="simple" xlink:show="embed" xlink:actuate="onLoad"/><svg:title>NFA for abab|abbb</svg:title></draw:frame></text:p>
      <text:p text:style-name="P5"><text:soft-page-break/><draw:frame draw:style-name="fr2" draw:name="图形15" text:anchor-type="as-char" svg:width="19.288cm" svg:height="16.378cm" draw:z-index="12"><draw:image xlink:href="http://pdos.csail.mit.edu/~rsc/regexp-img/fig11.png" xlink:type="simple" xlink:show="embed" xlink:actuate="onLoad"/><svg:title>Backtracking execution on abbb</svg:title></draw:frame></text:p>
      <text:p text:style-name="P8"><text:span text:style-name="T15">At step 0, the NFA must make a choice: try to match </text:span><text:span text:style-name="Source_20_Text"><text:span text:style-name="T19">abab</text:span></text:span><text:span text:style-name="T15"> or try to match </text:span><text:span text:style-name="Source_20_Text"><text:span text:style-name="T19">abbb</text:span></text:span><text:span text:style-name="T15">? In the diagram, the NFA tries </text:span><text:span text:style-name="Source_20_Text"><text:span text:style-name="T19">abab</text:span></text:span><text:span text:style-name="T15">, but that fails after step 3. The NFA then tries the other choice, leading to step 4 and eventually a match. This backtracking approach has a simple recursive implementation but can read the input string many times before succeeding. If the string does not match, the machine must try </text:span><text:span text:style-name="T16">all</text:span><text:span text:style-name="T15"> possible execution paths before giving up. The NFA tried only two different paths in the example, but in the worst case, there can be exponentially many possible execution paths, leading to very slow run times.</text:span></text:p>
      <text:p text:style-name="P31">A more efficient but more complicated way to simulate perfect guessing is to guess both options simultaneously. In this approach, the simulation allows the machine to be in multiple states at once. To process each letter, it advances all the states along all the arrows that match the letter.</text:p>
      <text:p text:style-name="P5"><text:soft-page-break/><draw:frame draw:style-name="fr2" draw:name="图形16" text:anchor-type="as-char" svg:width="8.705cm" svg:height="13.52cm" draw:z-index="13"><draw:image xlink:href="http://pdos.csail.mit.edu/~rsc/regexp-img/fig12.png" xlink:type="simple" xlink:show="embed" xlink:actuate="onLoad"/><svg:title>Parallel execution on abbb</svg:title></draw:frame></text:p>
      <text:p text:style-name="P6">The machine starts in the start state and all the states reachable from the start state by unlabeled arrows. In steps 1 and 2, the NFA is in two states simultaneously. Only at step 3 does the state set narrow down to a single state. This multi-state approach tries both paths at the same time, reading the input only once. In the worst case, the NFA might be in <text:span text:style-name="T38">every</text:span> state at each step, but this results in at worst a constant amount of work independent of the length of the string, so arbitrarily large input strings can be processed in linear time. This is a dramatic improvement over the exponential time required by the backtracking approach. The efficiency comes from tracking the set of reachable states but <text:span text:style-name="T38">not</text:span> which paths were used to reach them. In an NFA with <text:span text:style-name="T38">n</text:span> nodes, there can only be <text:span text:style-name="T38">n</text:span> reachable states at any step, but there might be 2<text:span text:style-name="T42">n</text:span> paths through the NFA.</text:p>
      <text:h text:style-name="P45" text:outline-level="2">Implementation</text:h>
      <text:p text:style-name="P32"><text:span text:style-name="T15">Thompson introduced the multiple-state simulation approach in his 1968 paper. In his formulation, the states of the NFA were represented by small machine-code sequences, and the list of possible states was just a sequence of function call instructions. In essence, Thompson compiled the regular expression into clever machine code. Forty years later, computers are much faster and the machine code approach is not as necessary. The following sections present an implementation written in portable ANSI C. The full source code (under 400 lines) and the benchmarking scripts are</text:span><text:a xlink:type="simple" xlink:href="http://swtch.com/~rsc/regexp/">available </text:a><text:soft-page-break/><text:a xlink:type="simple" xlink:href="http://swtch.com/~rsc/regexp/">online</text:a><text:span text:style-name="T15">. (Readers who are unfamiliar or uncomfortable with C or pointers should feel free to read the descriptions and skip over the actual code.)</text:span></text:p>
      <text:h text:style-name="P45" text:outline-level="2"><text:bookmark text:name="compiling"/>Implementation: Compiling to NFA</text:h>
      <text:p text:style-name="P32"><text:span text:style-name="T15">The first step is to compile the regular expression into an equivalent NFA. In our C program, we will represent an NFA as a linked collection of</text:span><text:span text:style-name="Source_20_Text"><text:span text:style-name="T19">State</text:span></text:span><text:span text:style-name="T15"> structures:</text:span></text:p>
      <text:p text:style-name="P40">struct State</text:p>
      <text:p text:style-name="P40">{</text:p>
      <text:p text:style-name="P41"><text:s text:c="8"/><text:span text:style-name="T1">int c;</text:span></text:p>
      <text:p text:style-name="P41"><text:s text:c="8"/><text:span text:style-name="T1">State *out;</text:span></text:p>
      <text:p text:style-name="P41"><text:s text:c="8"/><text:span text:style-name="T1">State *out1;</text:span></text:p>
      <text:p text:style-name="P41"><text:s text:c="8"/><text:span text:style-name="T1">int lastlist;</text:span></text:p>
      <text:p text:style-name="P40">};</text:p>
      <text:p text:style-name="P8"><text:span text:style-name="T15">Each </text:span><text:span text:style-name="Source_20_Text"><text:span text:style-name="T19">State</text:span></text:span><text:span text:style-name="T15"> represents one of the following three NFA fragments, depending on the value of </text:span><text:span text:style-name="Source_20_Text"><text:span text:style-name="T19">c</text:span></text:span><text:span text:style-name="T15">.</text:span></text:p>
      <text:p text:style-name="P5"><draw:frame draw:style-name="fr2" draw:name="图形17" text:anchor-type="as-char" svg:width="8.996cm" svg:height="2.884cm" draw:z-index="14"><draw:image xlink:href="http://pdos.csail.mit.edu/~rsc/regexp-img/fig13.png" xlink:type="simple" xlink:show="embed" xlink:actuate="onLoad"/><svg:title>Possible per-State NFA fragments</svg:title></draw:frame></text:p>
      <text:p text:style-name="P8"><text:span text:style-name="T15">(</text:span><text:span text:style-name="Source_20_Text"><text:span text:style-name="T19">Lastlist</text:span></text:span><text:span text:style-name="T15"> is used during execution and is explained in the next section.)</text:span></text:p>
      <text:p text:style-name="P32"><text:span text:style-name="T15">Following Thompson's paper, the compiler builds an NFA from a regular expression in </text:span><text:span text:style-name="T16">postfix</text:span><text:span text:style-name="T15"> notation with dot (</text:span><text:span text:style-name="Source_20_Text"><text:span text:style-name="T19">.</text:span></text:span><text:span text:style-name="T15">) added as an explicit concatenation operator. A separate function </text:span><text:span text:style-name="Source_20_Text"><text:span text:style-name="T19">re2post</text:span></text:span><text:span text:style-name="T15"> rewrites infix regular expressions like “</text:span><text:span text:style-name="Source_20_Text"><text:span text:style-name="T19">a(bb)+a</text:span></text:span><text:span text:style-name="T15">” into equivalent postfix expressions like “</text:span><text:span text:style-name="Source_20_Text"><text:span text:style-name="T19">abb.+.a.</text:span></text:span><text:span text:style-name="T15">”. (A “real” implementation would certainly need to use dot as the “any character” metacharacter rather than as a concatenation operator. A real implementation would also probably build the NFA during parsing rather than build an explicit postfix expression. However, the postfix version is convenient and follows Thompson's paper more closely.)</text:span></text:p>
      <text:p text:style-name="P32"><text:span text:style-name="T15">As the compiler scans the postfix expression, it maintains a stack of computed NFA fragments. Literals push new NFA fragments onto the stack, while operators pop fragments off the stack and then push a new fragment. For example, after compiling the </text:span><text:span text:style-name="Source_20_Text"><text:span text:style-name="T19">abb</text:span></text:span><text:span text:style-name="T15"> in </text:span><text:span text:style-name="Source_20_Text"><text:span text:style-name="T19">abb.+.a.</text:span></text:span><text:span text:style-name="T15">, the stack contains NFA fragments for </text:span><text:span text:style-name="Source_20_Text"><text:span text:style-name="T19">a</text:span></text:span><text:span text:style-name="T15">, </text:span><text:span text:style-name="Source_20_Text"><text:span text:style-name="T19">b</text:span></text:span><text:span text:style-name="T15">, and </text:span><text:span text:style-name="Source_20_Text"><text:span text:style-name="T19">b</text:span></text:span><text:span text:style-name="T15">. The compilation of the </text:span><text:span text:style-name="Source_20_Text"><text:span text:style-name="T19">.</text:span></text:span><text:span text:style-name="T15"> that follows pops the two </text:span><text:span text:style-name="Source_20_Text"><text:span text:style-name="T19">b</text:span></text:span><text:span text:style-name="T15"> NFA fragment from the stack and pushes an NFA fragment for the concatenation </text:span><text:span text:style-name="Source_20_Text"><text:span text:style-name="T19">bb.</text:span></text:span><text:span text:style-name="T15">. Each NFA fragment is defined by its start state and its outgoing arrows:</text:span></text:p>
      <text:p text:style-name="P40">struct Frag</text:p>
      <text:p text:style-name="P40">{</text:p>
      <text:p text:style-name="P41"><text:s text:c="8"/><text:span text:style-name="T1">State *start;</text:span></text:p>
      <text:p text:style-name="P41"><text:s text:c="8"/><text:span text:style-name="T1">Ptrlist *out;</text:span></text:p>
      <text:p text:style-name="P40">};</text:p>
      <text:p text:style-name="P8"><text:span text:style-name="Source_20_Text"><text:span text:style-name="T19">Start</text:span></text:span><text:span text:style-name="T15"> points at the start state for the fragment, and </text:span><text:span text:style-name="Source_20_Text"><text:span text:style-name="T19">out</text:span></text:span><text:span text:style-name="T15"> is a list of pointers to </text:span><text:span text:style-name="Source_20_Text"><text:span text:style-name="T19">State*</text:span></text:span><text:span text:style-name="T15"> pointers that are not yet connected to anything. These are the dangling arrows in the NFA fragment.</text:span></text:p>
      <text:p text:style-name="P31"><text:soft-page-break/>Some helper functions manipulate pointer lists:</text:p>
      <text:p text:style-name="P40">Ptrlist *list1(State **outp);</text:p>
      <text:p text:style-name="P40">Ptrlist *append(Ptrlist *l1, Ptrlist *l2);</text:p>
      <text:p text:style-name="P43"/>
      <text:p text:style-name="P40">void patch(Ptrlist *l, State *s);</text:p>
      <text:p text:style-name="P8"><text:span text:style-name="Source_20_Text"><text:span text:style-name="T19">List1</text:span></text:span><text:span text:style-name="T15"> creates a new pointer list containing the single pointer </text:span><text:span text:style-name="Source_20_Text"><text:span text:style-name="T19">outp</text:span></text:span><text:span text:style-name="T15">. </text:span><text:span text:style-name="Source_20_Text"><text:span text:style-name="T19">Append</text:span></text:span><text:span text:style-name="T15"> concatenates two pointer lists, returning the result. </text:span><text:span text:style-name="Source_20_Text"><text:span text:style-name="T19">Patch</text:span></text:span><text:span text:style-name="T15"> connects the dangling arrows in the pointer list </text:span><text:span text:style-name="Source_20_Text"><text:span text:style-name="T19">l</text:span></text:span><text:span text:style-name="T15"> to the state </text:span><text:span text:style-name="Source_20_Text"><text:span text:style-name="T19">s</text:span></text:span><text:span text:style-name="T15">: it sets </text:span><text:span text:style-name="Source_20_Text"><text:span text:style-name="T19">*outp</text:span></text:span><text:span text:style-name="T15"> </text:span><text:span text:style-name="Source_20_Text"><text:span text:style-name="T19">=</text:span></text:span><text:span text:style-name="T15"> </text:span><text:span text:style-name="Source_20_Text"><text:span text:style-name="T19">s</text:span></text:span><text:span text:style-name="T15"> for each pointer </text:span><text:span text:style-name="Source_20_Text"><text:span text:style-name="T19">outp</text:span></text:span><text:span text:style-name="T15"> in </text:span><text:span text:style-name="Source_20_Text"><text:span text:style-name="T19">l</text:span></text:span><text:span text:style-name="T15">.</text:span></text:p>
      <text:p text:style-name="P31">Given these primitives and a fragment stack, the compiler is a simple loop over the postfix expression. At the end, there is a single fragment left: patching in a matching state completes the NFA.</text:p>
      <text:p text:style-name="P40">State*</text:p>
      <text:p text:style-name="P40">post2nfa(char *postfix)</text:p>
      <text:p text:style-name="P40">{</text:p>
      <text:p text:style-name="P41"><text:s text:c="8"/><text:span text:style-name="T1">char *p;</text:span></text:p>
      <text:p text:style-name="P41"><text:s text:c="8"/><text:span text:style-name="T1">Frag stack[1000], *stackp, e1, e2, e;</text:span></text:p>
      <text:p text:style-name="P41"><text:s text:c="8"/><text:span text:style-name="T1">State *s;</text:span></text:p>
      <text:p text:style-name="P43"/>
      <text:p text:style-name="P41"><text:s text:c="8"/><text:span text:style-name="T1">#define push(s) *stackp++ = s</text:span></text:p>
      <text:p text:style-name="P41"><text:s text:c="8"/><text:span text:style-name="T1">#define pop() <text:s text:c="2"/>*--stackp</text:span></text:p>
      <text:p text:style-name="P43"/>
      <text:p text:style-name="P41"><text:s text:c="8"/><text:span text:style-name="T1">stackp = stack;</text:span></text:p>
      <text:p text:style-name="P41"><text:s text:c="8"/><text:span text:style-name="T1">for(p=postfix; *p; p++){</text:span></text:p>
      <text:p text:style-name="P41"><text:s text:c="16"/><text:span text:style-name="T1">switch(*p){</text:span></text:p>
      <text:p text:style-name="P41"><text:s text:c="16"/><text:span text:style-name="T1">/* </text:span><text:span text:style-name="T39">compilation cases, described below</text:span><text:span text:style-name="T1"> */</text:span></text:p>
      <text:p text:style-name="P41"><text:s text:c="16"/><text:span text:style-name="T1">}</text:span></text:p>
      <text:p text:style-name="P41"><text:s text:c="8"/><text:span text:style-name="T1">}</text:span></text:p>
      <text:p text:style-name="P41"><text:s text:c="8"/></text:p>
      <text:p text:style-name="P41"><text:s text:c="8"/><text:span text:style-name="T1">e = pop();</text:span></text:p>
      <text:p text:style-name="P41"><text:s text:c="8"/><text:span text:style-name="T1">patch(e.out, matchstate);</text:span></text:p>
      <text:p text:style-name="P41"><text:s text:c="8"/><text:span text:style-name="T1">return e.start;</text:span></text:p>
      <text:p text:style-name="P40">}</text:p>
      <text:p text:style-name="P6"><text:bookmark text:name="compile"/>The specific compilation cases mimic the translation steps described earlier.</text:p>
      <table:table table:name="表格2" table:style-name="表格2">
        <table:table-column table:style-name="表格2.A"/>
        <table:table-column table:style-name="表格2.B"/>
        <table:table-row>
          <table:table-cell table:style-name="表格2.A1" office:value-type="string">
            <text:p text:style-name="P35">Literal characters:</text:p>
            <text:p text:style-name="P42">default:</text:p>
            <text:p text:style-name="P42"><text:s text:c="8"/>s = state(*p, NULL, NULL);</text:p>
            <text:p text:style-name="P42"><text:s text:c="8"/>push(frag(s, list1(&amp;s-&gt;out));</text:p>
            <text:p text:style-name="P42"><text:s text:c="8"/>break;</text:p>
          </table:table-cell>
          <table:table-cell table:style-name="表格2.A1" office:value-type="string">
            <text:p text:style-name="Table_20_Contents"><draw:frame draw:style-name="fr2" draw:name="图形18" text:anchor-type="as-char" svg:width="1.614cm" svg:height="0.635cm" draw:z-index="19"><draw:image xlink:href="http://pdos.csail.mit.edu/~rsc/regexp-img/fig14.png" xlink:type="simple" xlink:show="embed" xlink:actuate="onLoad"/></draw:frame></text:p>
          </table:table-cell>
        </table:table-row>
        <table:table-row>
          <table:table-cell table:style-name="表格2.A1" office:value-type="string">
            <text:p text:style-name="P35">Catenation:</text:p>
            <text:p text:style-name="P42">case '.':</text:p>
            <text:p text:style-name="P42"><text:s text:c="8"/>e2 = pop();</text:p>
            <text:p text:style-name="P42"><text:s text:c="8"/>e1 = pop();</text:p>
            <text:p text:style-name="P42"><text:s text:c="8"/>patch(e1.out, e2.start);</text:p>
            <text:p text:style-name="P42"><text:s text:c="8"/>push(frag(e1.start, e2.out));</text:p>
            <text:p text:style-name="P42"><text:s text:c="8"/>break;</text:p>
          </table:table-cell>
          <table:table-cell table:style-name="表格2.A1" office:value-type="string">
            <text:p text:style-name="Table_20_Contents"><draw:frame draw:style-name="fr2" draw:name="图形19" text:anchor-type="as-char" svg:width="4.815cm" svg:height="0.529cm" draw:z-index="20"><draw:image xlink:href="http://pdos.csail.mit.edu/~rsc/regexp-img/fig15.png" xlink:type="simple" xlink:show="embed" xlink:actuate="onLoad"/></draw:frame></text:p>
          </table:table-cell>
        </table:table-row>
        <table:table-row>
          <table:table-cell table:style-name="表格2.A1" office:value-type="string">
            <text:p text:style-name="P35">Alternation:</text:p>
            <text:p text:style-name="P42">case '|':</text:p>
            <text:p text:style-name="P42"><text:s text:c="8"/>e2 = pop();</text:p>
            <text:p text:style-name="P42"><text:s text:c="8"/>e1 = pop();</text:p>
            <text:p text:style-name="P42"><text:s text:c="8"/>s = state(Split, e1.start, e2.start);</text:p>
            <text:p text:style-name="P42"><text:s text:c="8"/>push(frag(s, append(e1.out, e2.out)));</text:p>
            <text:p text:style-name="P42"><text:soft-page-break/><text:s text:c="8"/>break;</text:p>
          </table:table-cell>
          <table:table-cell table:style-name="表格2.A1" office:value-type="string">
            <text:p text:style-name="Table_20_Contents"><draw:frame draw:style-name="fr2" draw:name="图形20" text:anchor-type="as-char" svg:width="3.704cm" svg:height="1.64cm" draw:z-index="21"><draw:image xlink:href="http://pdos.csail.mit.edu/~rsc/regexp-img/fig16.png" xlink:type="simple" xlink:show="embed" xlink:actuate="onLoad"/></draw:frame></text:p>
          </table:table-cell>
        </table:table-row>
        <table:table-row>
          <table:table-cell table:style-name="表格2.A1" office:value-type="string">
            <text:p text:style-name="P35">Zero or one:</text:p>
            <text:p text:style-name="P42">case '?':</text:p>
            <text:p text:style-name="P42"><text:s text:c="8"/>e = pop();</text:p>
            <text:p text:style-name="P42"><text:s text:c="8"/>s = state(Split, e.start, NULL);</text:p>
            <text:p text:style-name="P42"><text:s text:c="8"/>push(frag(s, append(e.out, list1(&amp;s-&gt;out1))));</text:p>
            <text:p text:style-name="P42"><text:s text:c="8"/>break;</text:p>
          </table:table-cell>
          <table:table-cell table:style-name="表格2.A1" office:value-type="string">
            <text:p text:style-name="Table_20_Contents"><draw:frame draw:style-name="fr2" draw:name="图形21" text:anchor-type="as-char" svg:width="3.704cm" svg:height="1.799cm" draw:z-index="22"><draw:image xlink:href="http://pdos.csail.mit.edu/~rsc/regexp-img/fig17.png" xlink:type="simple" xlink:show="embed" xlink:actuate="onLoad"/></draw:frame></text:p>
          </table:table-cell>
        </table:table-row>
        <table:table-row>
          <table:table-cell table:style-name="表格2.A1" office:value-type="string">
            <text:p text:style-name="P35">Zero or more:</text:p>
            <text:p text:style-name="P42">case '*':</text:p>
            <text:p text:style-name="P42"><text:s text:c="8"/>e = pop();</text:p>
            <text:p text:style-name="P42"><text:s text:c="8"/>s = state(Split, e.start, NULL);</text:p>
            <text:p text:style-name="P42"><text:s text:c="8"/>patch(e.out, s);</text:p>
            <text:p text:style-name="P42"><text:s text:c="8"/>push(frag(s, list1(&amp;s-&gt;out1)));</text:p>
            <text:p text:style-name="P42"><text:s text:c="8"/>break;</text:p>
          </table:table-cell>
          <table:table-cell table:style-name="表格2.A1" office:value-type="string">
            <text:p text:style-name="Table_20_Contents"><draw:frame draw:style-name="fr2" draw:name="图形22" text:anchor-type="as-char" svg:width="3.466cm" svg:height="1.799cm" draw:z-index="23"><draw:image xlink:href="http://pdos.csail.mit.edu/~rsc/regexp-img/fig18.png" xlink:type="simple" xlink:show="embed" xlink:actuate="onLoad"/></draw:frame></text:p>
          </table:table-cell>
        </table:table-row>
        <table:table-row>
          <table:table-cell table:style-name="表格2.A1" office:value-type="string">
            <text:p text:style-name="P35">One or more:</text:p>
            <text:p text:style-name="P42">case '+':</text:p>
            <text:p text:style-name="P42"><text:s text:c="8"/>e = pop();</text:p>
            <text:p text:style-name="P42"><text:s text:c="8"/>s = state(Split, e.start, NULL);</text:p>
            <text:p text:style-name="P42"><text:s text:c="8"/>patch(e.out, s);</text:p>
            <text:p text:style-name="P42"><text:s text:c="8"/>push(frag(e.start, list1(&amp;s-&gt;out1)));</text:p>
            <text:p text:style-name="P42"><text:s text:c="8"/>break;</text:p>
          </table:table-cell>
          <table:table-cell table:style-name="表格2.A1" office:value-type="string">
            <text:p text:style-name="Table_20_Contents"><draw:frame draw:style-name="fr2" draw:name="图形23" text:anchor-type="as-char" svg:width="3.704cm" svg:height="1.402cm" draw:z-index="24"><draw:image xlink:href="http://pdos.csail.mit.edu/~rsc/regexp-img/fig19.png" xlink:type="simple" xlink:show="embed" xlink:actuate="onLoad"/></draw:frame></text:p>
          </table:table-cell>
        </table:table-row>
      </table:table>
      <text:h text:style-name="P45" text:outline-level="2">Implementation: Simulating the NFA</text:h>
      <text:p text:style-name="P32"><text:span text:style-name="T15">Now that the NFA has been built, we need to simulate it. The simulation requires tracking </text:span><text:span text:style-name="Source_20_Text"><text:span text:style-name="T19">State</text:span></text:span><text:span text:style-name="T15"> sets, which are stored as a simple array list:</text:span></text:p>
      <text:p text:style-name="P40">struct List</text:p>
      <text:p text:style-name="P40">{</text:p>
      <text:p text:style-name="P41"><text:s text:c="8"/><text:span text:style-name="T1">State **s;</text:span></text:p>
      <text:p text:style-name="P41"><text:s text:c="8"/><text:span text:style-name="T1">int n;</text:span></text:p>
      <text:p text:style-name="P40">};</text:p>
      <text:p text:style-name="P8"><text:span text:style-name="T15">The simulation uses two lists: </text:span><text:span text:style-name="Source_20_Text"><text:span text:style-name="T19">clist</text:span></text:span><text:span text:style-name="T15"> is the current set of states that the NFA is in, and </text:span><text:span text:style-name="Source_20_Text"><text:span text:style-name="T19">nlist</text:span></text:span><text:span text:style-name="T15"> is the next set of states that the NFA will be in, after processing the current character. The execution loop initializes </text:span><text:span text:style-name="Source_20_Text"><text:span text:style-name="T19">clist</text:span></text:span><text:span text:style-name="T15"> to contain just the start state and then runs the machine one step at a time.</text:span></text:p>
      <text:p text:style-name="P40">int</text:p>
      <text:p text:style-name="P40">match(State *start, char *s)</text:p>
      <text:p text:style-name="P40">{</text:p>
      <text:p text:style-name="P41"><text:s text:c="8"/><text:span text:style-name="T1">List *clist, *nlist, *t;</text:span></text:p>
      <text:p text:style-name="P43"/>
      <text:p text:style-name="P41"><text:s text:c="8"/><text:span text:style-name="T1">/* l1 and l2 are preallocated globals */</text:span></text:p>
      <text:p text:style-name="P41"><text:s text:c="8"/><text:span text:style-name="T1">clist = startlist(start, &amp;l1);</text:span></text:p>
      <text:p text:style-name="P41"><text:s text:c="8"/><text:span text:style-name="T1">nlist = &amp;l2;</text:span></text:p>
      <text:p text:style-name="P41"><text:s text:c="8"/><text:span text:style-name="T1">for(; *s; s++){</text:span></text:p>
      <text:p text:style-name="P41"><text:s text:c="16"/><text:span text:style-name="T1">step(clist, *s, nlist);</text:span></text:p>
      <text:p text:style-name="P41"><text:s text:c="16"/><text:span text:style-name="T1">t = clist; clist = nlist; nlist = t; <text:s text:c="3"/>/* swap clist, nlist */</text:span></text:p>
      <text:p text:style-name="P41"><text:s text:c="8"/><text:span text:style-name="T1">}</text:span></text:p>
      <text:p text:style-name="P41"><text:s text:c="8"/><text:span text:style-name="T1">return ismatch(clist);</text:span></text:p>
      <text:p text:style-name="P40">}</text:p>
      <text:p text:style-name="P8"><text:span text:style-name="T15">To avoid allocating on every iteration of the loop, </text:span><text:span text:style-name="Source_20_Text"><text:span text:style-name="T19">match</text:span></text:span><text:span text:style-name="T15"> uses two preallocated lists </text:span><text:span text:style-name="Source_20_Text"><text:span text:style-name="T19">l1</text:span></text:span><text:span text:style-name="T15"> and </text:span><text:span text:style-name="Source_20_Text"><text:span text:style-name="T19">l2</text:span></text:span><text:span text:style-name="T15"> as </text:span><text:span text:style-name="Source_20_Text"><text:span text:style-name="T19">clist</text:span></text:span><text:span text:style-name="T15"> and </text:span><text:span text:style-name="Source_20_Text"><text:span text:style-name="T19">nlist</text:span></text:span><text:span text:style-name="T15">, swapping the two after each step.</text:span></text:p>
      <text:p text:style-name="P31"><text:soft-page-break/>If the final state list contains the matching state, then the string matches.</text:p>
      <text:p text:style-name="P40">int</text:p>
      <text:p text:style-name="P40">ismatch(List *l)</text:p>
      <text:p text:style-name="P40">{</text:p>
      <text:p text:style-name="P41"><text:s text:c="8"/><text:span text:style-name="T1">int i;</text:span></text:p>
      <text:p text:style-name="P43"/>
      <text:p text:style-name="P41"><text:s text:c="8"/><text:span text:style-name="T1">for(i=0; i&lt;l-&gt;n; i++)</text:span></text:p>
      <text:p text:style-name="P41"><text:s text:c="16"/><text:span text:style-name="T1">if(l-&gt;s[i] == matchstate)</text:span></text:p>
      <text:p text:style-name="P41"><text:s text:c="24"/><text:span text:style-name="T1">return 1;</text:span></text:p>
      <text:p text:style-name="P41"><text:s text:c="8"/><text:span text:style-name="T1">return 0;</text:span></text:p>
      <text:p text:style-name="P40">}</text:p>
      <text:p text:style-name="P32"><text:span text:style-name="Source_20_Text"><text:span text:style-name="T19">Addstate</text:span></text:span><text:span text:style-name="T15"> adds a state to the list, but not if it is already on the list. Scanning the entire list for each add would be inefficient; instead the variable </text:span><text:span text:style-name="Source_20_Text"><text:span text:style-name="T19">listid</text:span></text:span><text:span text:style-name="T15"> acts as a list generation number. When </text:span><text:span text:style-name="Source_20_Text"><text:span text:style-name="T19">addstate</text:span></text:span><text:span text:style-name="T15"> adds </text:span><text:span text:style-name="Source_20_Text"><text:span text:style-name="T19">s</text:span></text:span><text:span text:style-name="T15"> to a list, it records </text:span><text:span text:style-name="Source_20_Text"><text:span text:style-name="T19">listid</text:span></text:span><text:span text:style-name="T15"> in </text:span><text:span text:style-name="Source_20_Text"><text:span text:style-name="T19">s-&gt;lastlist</text:span></text:span><text:span text:style-name="T15">. If the two are already equal, then </text:span><text:span text:style-name="Source_20_Text"><text:span text:style-name="T19">s</text:span></text:span><text:span text:style-name="T15">is already on the list being built. </text:span><text:span text:style-name="Source_20_Text"><text:span text:style-name="T19">Addstate</text:span></text:span><text:span text:style-name="T15"> also follows unlabeled arrows: if </text:span><text:span text:style-name="Source_20_Text"><text:span text:style-name="T19">s</text:span></text:span><text:span text:style-name="T15"> is a </text:span><text:span text:style-name="Source_20_Text"><text:span text:style-name="T19">Split</text:span></text:span><text:span text:style-name="T15"> state with two unlabeled arrows to new states, </text:span><text:span text:style-name="Source_20_Text"><text:span text:style-name="T19">addstate</text:span></text:span><text:span text:style-name="T15">adds those states to the list instead of </text:span><text:span text:style-name="Source_20_Text"><text:span text:style-name="T19">s</text:span></text:span><text:span text:style-name="T15">.</text:span></text:p>
      <text:p text:style-name="P40">void</text:p>
      <text:p text:style-name="P40">addstate(List *l, State *s)</text:p>
      <text:p text:style-name="P40">{</text:p>
      <text:p text:style-name="P41"><text:s text:c="8"/><text:span text:style-name="T1">if(s == NULL || s-&gt;lastlist == listid)</text:span></text:p>
      <text:p text:style-name="P41"><text:s text:c="16"/><text:span text:style-name="T1">return;</text:span></text:p>
      <text:p text:style-name="P41"><text:s text:c="8"/><text:span text:style-name="T1">s-&gt;lastlist = listid;</text:span></text:p>
      <text:p text:style-name="P41"><text:s text:c="8"/><text:span text:style-name="T1">if(s-&gt;c == Split){</text:span></text:p>
      <text:p text:style-name="P41"><text:s text:c="16"/><text:span text:style-name="T1">/* follow unlabeled arrows */</text:span></text:p>
      <text:p text:style-name="P41"><text:s text:c="16"/><text:span text:style-name="T1">addstate(l, s-&gt;out);</text:span></text:p>
      <text:p text:style-name="P41"><text:s text:c="16"/><text:span text:style-name="T1">addstate(l, s-&gt;out1);</text:span></text:p>
      <text:p text:style-name="P41"><text:s text:c="16"/><text:span text:style-name="T1">return;</text:span></text:p>
      <text:p text:style-name="P41"><text:s text:c="8"/><text:span text:style-name="T1">}</text:span></text:p>
      <text:p text:style-name="P41"><text:s text:c="8"/><text:span text:style-name="T1">l-&gt;s[l-&gt;n++] = s;</text:span></text:p>
      <text:p text:style-name="P40">}</text:p>
      <text:p text:style-name="P32"><text:span text:style-name="Source_20_Text"><text:span text:style-name="T19">Startlist</text:span></text:span><text:span text:style-name="T15"> creates an initial state list by adding just the start state:</text:span></text:p>
      <text:p text:style-name="P40">List*</text:p>
      <text:p text:style-name="P40">startlist(State *s, List *l)</text:p>
      <text:p text:style-name="P40">{</text:p>
      <text:p text:style-name="P41"><text:s text:c="8"/><text:span text:style-name="T1">listid++;</text:span></text:p>
      <text:p text:style-name="P41"><text:s text:c="8"/><text:span text:style-name="T1">l-&gt;n = 0;</text:span></text:p>
      <text:p text:style-name="P41"><text:s text:c="8"/><text:span text:style-name="T1">addstate(l, s);</text:span></text:p>
      <text:p text:style-name="P41"><text:s text:c="8"/><text:span text:style-name="T1">return l;</text:span></text:p>
      <text:p text:style-name="P40">}</text:p>
      <text:p text:style-name="P32"><text:span text:style-name="T15">Finally, </text:span><text:span text:style-name="Source_20_Text"><text:span text:style-name="T19">step</text:span></text:span><text:span text:style-name="T15"> advances the NFA past a single character, using the current list </text:span><text:span text:style-name="Source_20_Text"><text:span text:style-name="T19">clist</text:span></text:span><text:span text:style-name="T15"> to compute the next list </text:span><text:span text:style-name="Source_20_Text"><text:span text:style-name="T19">nlist</text:span></text:span><text:span text:style-name="T15">.</text:span></text:p>
      <text:p text:style-name="P40">void</text:p>
      <text:p text:style-name="P40">step(List *clist, int c, List *nlist)</text:p>
      <text:p text:style-name="P40">{</text:p>
      <text:p text:style-name="P41"><text:s text:c="8"/><text:span text:style-name="T1">int i;</text:span></text:p>
      <text:p text:style-name="P41"><text:s text:c="8"/><text:span text:style-name="T1">State *s;</text:span></text:p>
      <text:p text:style-name="P43"/>
      <text:p text:style-name="P41"><text:s text:c="8"/><text:span text:style-name="T1">listid++;</text:span></text:p>
      <text:p text:style-name="P41"><text:s text:c="8"/><text:span text:style-name="T1">nlist-&gt;n = 0;</text:span></text:p>
      <text:p text:style-name="P41"><text:s text:c="8"/><text:span text:style-name="T1">for(i=0; i&lt;clist-&gt;n; i++){</text:span></text:p>
      <text:p text:style-name="P41"><text:s text:c="16"/><text:span text:style-name="T1">s = clist-&gt;s[i];</text:span></text:p>
      <text:p text:style-name="P41"><text:s text:c="16"/><text:span text:style-name="T1">if(s-&gt;c == c)</text:span></text:p>
      <text:p text:style-name="P41"><text:s text:c="24"/><text:span text:style-name="T1">addstate(nlist, s-&gt;out);</text:span></text:p>
      <text:p text:style-name="P41"><text:s text:c="8"/><text:span text:style-name="T1">}</text:span></text:p>
      <text:p text:style-name="P40"><text:soft-page-break/>}</text:p>
      <text:h text:style-name="P45" text:outline-level="2">Performance</text:h>
      <text:p text:style-name="P31">The C implementation just described was not written with performance in mind. Even so, a slow implementation of a linear-time algorithm can easily outperform a fast implementation of an exponential-time algorithm once the exponent is large enough. Testing a variety of popular regular expression engines on a so-called pathological regular expression demonstrates this nicely.</text:p>
      <text:p text:style-name="P32"><text:span text:style-name="T15">Consider the regular expression </text:span><text:span text:style-name="Source_20_Text"><text:span text:style-name="T19">a?</text:span></text:span><text:span text:style-name="Source_20_Text"><text:span text:style-name="T22">n</text:span></text:span><text:span text:style-name="Source_20_Text"><text:span text:style-name="T19">a</text:span></text:span><text:span text:style-name="Source_20_Text"><text:span text:style-name="T22">n</text:span></text:span><text:span text:style-name="T15">. It matches the string </text:span><text:span text:style-name="Source_20_Text"><text:span text:style-name="T19">a</text:span></text:span><text:span text:style-name="Source_20_Text"><text:span text:style-name="T22">n</text:span></text:span><text:span text:style-name="T15"> when the </text:span><text:span text:style-name="Source_20_Text"><text:span text:style-name="T19">a?</text:span></text:span><text:span text:style-name="T15"> are chosen not to match any letters, leaving the entire string to be matched by the </text:span><text:span text:style-name="Source_20_Text"><text:span text:style-name="T19">a</text:span></text:span><text:span text:style-name="Source_20_Text"><text:span text:style-name="T22">n</text:span></text:span><text:span text:style-name="T15">. Backtracking regular expression implementations implement the zero-or-one </text:span><text:span text:style-name="Source_20_Text"><text:span text:style-name="T19">?</text:span></text:span><text:span text:style-name="T15"> by first trying one and then zero. There are </text:span><text:span text:style-name="T16">n</text:span><text:span text:style-name="T15"> such choices to make, a total of 2</text:span><text:span text:style-name="T23">n</text:span><text:span text:style-name="T15"> possibilities. Only the very last possibility—choosing zero for all the </text:span><text:span text:style-name="Source_20_Text"><text:span text:style-name="T19">?</text:span></text:span><text:span text:style-name="T15">—will lead to a match. The backtracking approach thus requires </text:span><text:span text:style-name="T16">O</text:span><text:span text:style-name="T15">(2</text:span><text:span text:style-name="T23">n</text:span><text:span text:style-name="T15">) time, so it will not scale much beyond </text:span><text:span text:style-name="T16">n</text:span><text:span text:style-name="T15">=25.</text:span></text:p>
      <text:p text:style-name="P31">In contrast, Thompson's algorithm maintains state lists of length approximately <text:span text:style-name="T38">n</text:span> and processes the string, also of length <text:span text:style-name="T38">n</text:span>, for a total of<text:span text:style-name="T38">O</text:span>(<text:span text:style-name="T38">n</text:span><text:span text:style-name="T41">2</text:span>) time. (The run time is superlinear, because we are not keeping the regular expression constant as the input grows. For a regular expression of length <text:span text:style-name="T38">m</text:span> run on text of length <text:span text:style-name="T38">n</text:span>, the Thompson NFA requires <text:span text:style-name="T38">O</text:span>(<text:span text:style-name="T38">mn</text:span>) time.)</text:p>
      <text:p text:style-name="P32"><text:span text:style-name="T15">The following graph plots time required to check whether </text:span><text:span text:style-name="Source_20_Text"><text:span text:style-name="T19">a?</text:span></text:span><text:span text:style-name="Source_20_Text"><text:span text:style-name="T22">n</text:span></text:span><text:span text:style-name="Source_20_Text"><text:span text:style-name="T19">a</text:span></text:span><text:span text:style-name="Source_20_Text"><text:span text:style-name="T22">n</text:span></text:span><text:span text:style-name="T15"> matches </text:span><text:span text:style-name="Source_20_Text"><text:span text:style-name="T19">a</text:span></text:span><text:span text:style-name="Source_20_Text"><text:span text:style-name="T22">n</text:span></text:span><text:span text:style-name="T15">:</text:span></text:p>
      <table:table table:name="表格3" table:style-name="表格3">
        <table:table-column table:style-name="表格3.A"/>
        <table:table-row>
          <table:table-cell table:style-name="表格3.A1" office:value-type="string">
            <text:p text:style-name="P36"><draw:frame draw:style-name="fr2" draw:name="图形24" text:anchor-type="as-char" svg:width="20.611cm" svg:height="10.266cm" draw:z-index="25"><draw:image xlink:href="http://pdos.csail.mit.edu/~rsc/regexp-img/grep1p.png" xlink:type="simple" xlink:show="embed" xlink:actuate="onLoad"/></draw:frame> <text:line-break/>regular expression and text size <text:span text:style-name="T38">n</text:span> <text:line-break/><text:span text:style-name="Source_20_Text"><text:span text:style-name="T40">a?</text:span></text:span><text:span text:style-name="T42">n</text:span><text:span text:style-name="Source_20_Text"><text:span text:style-name="T40">a</text:span></text:span><text:span text:style-name="T42">n</text:span> matching <text:span text:style-name="Source_20_Text"><text:span text:style-name="T40">a</text:span></text:span><text:span text:style-name="T42">n</text:span></text:p>
          </table:table-cell>
        </table:table-row>
      </table:table>
      <text:p text:style-name="P6">Notice that the graph's <text:span text:style-name="T38">y</text:span>-axis has a logarithmic scale, in order to be able to see a wide variety of times on a single graph.</text:p>
      <text:p text:style-name="P32"><text:soft-page-break/><text:span text:style-name="T15">From the graph it is clear that Perl, PCRE, Python, and Ruby are all using recursive backtracking. PCRE stops getting the right answer at </text:span><text:span text:style-name="T16">n</text:span><text:span text:style-name="T15">=23, because it aborts the recursive backtracking after a maximum number of steps. As of Perl 5.6, Perl's regular expression engine is </text:span><text:a xlink:type="simple" xlink:href="http://perlmonks.org/index.pl?node_id=502408">said to memoize</text:a><text:span text:style-name="T15">the recursive backtracking search, which should, at some memory cost, keep the search from taking exponential amounts of time unless backreferences are being used. As the performance graph shows, the memoization is not complete: Perl's run time grows exponentially even though there are no backreferences in the expression. Although not benchmarked here, Java uses a backtracking implementation too. In fact, the </text:span><text:span text:style-name="Source_20_Text"><text:span text:style-name="T19">java.util.regex</text:span></text:span><text:span text:style-name="T15"> interface requires a backtracking implementation, because arbitrary Java code can be substituted into the matching path. PHP uses the PCRE library.</text:span></text:p>
      <text:p text:style-name="P31">The thick blue line is the C implementation of Thompson's algorithm given above. Awk, Tcl, GNU grep, and GNU awk build DFAs, either precomputing them or using the on-the-fly construction described in the next section.</text:p>
      <text:p text:style-name="P32"><text:span text:style-name="T15">Some might argue that this test is unfair to the backtracking implementations, since it focuses on an uncommon corner case. This argument misses the point: given a choice between an implementation with a predictable, consistent, fast running time on all inputs or one that usually runs quickly but can take years of CPU time (or more) on some inputs, the decision should be easy. Also, while examples as dramatic as this one rarely occur in practice, less dramatic ones do occur. Examples include using </text:span><text:span text:style-name="Source_20_Text"><text:span text:style-name="T19">(.*)</text:span></text:span><text:span text:style-name="T15"> </text:span><text:span text:style-name="Source_20_Text"><text:span text:style-name="T19">(.*)</text:span></text:span><text:span text:style-name="T15"> </text:span><text:span text:style-name="Source_20_Text"><text:span text:style-name="T19">(.*)</text:span></text:span><text:span text:style-name="T15"> </text:span><text:span text:style-name="Source_20_Text"><text:span text:style-name="T19">(.*)</text:span></text:span><text:span text:style-name="T15"> </text:span><text:span text:style-name="Source_20_Text"><text:span text:style-name="T19">(.*)</text:span></text:span><text:span text:style-name="T15"> to split five space-separated fields, or using alternations where the common cases are not listed first. As a result, programmers often learn which constructs are expensive and avoid them, or they turn to so-called </text:span><text:a xlink:type="simple" xlink:href="http://search.cpan.org/~dankogai/Regexp-Optimizer-0.15/lib/Regexp/Optimizer.pm">optimizers</text:a><text:span text:style-name="T15">. Using Thompson's NFA simulation does not require such adaptation: there are no expensive regular expressions.</text:span></text:p>
      <text:h text:style-name="P45" text:outline-level="2">Caching the NFA to build a DFA</text:h>
      <text:p text:style-name="P31">Recall that DFAs are more efficient to execute than NFAs, because DFAs are only ever in one state at a time: they never have a choice of multiple next states. Any NFA can be converted into an equivalent DFA in which each DFA state corresponds to a list of NFA states.</text:p>
      <text:p text:style-name="P32"><text:span text:style-name="T15">For example, here is the NFA we used earlier for </text:span><text:span text:style-name="Source_20_Text"><text:span text:style-name="T19">abab|abbb</text:span></text:span><text:span text:style-name="T15">, with state numbers added:</text:span></text:p>
      <text:p text:style-name="P5"><draw:frame draw:style-name="fr2" draw:name="图形25" text:anchor-type="as-char" svg:width="11.218cm" svg:height="2.408cm" draw:z-index="15"><draw:image xlink:href="http://pdos.csail.mit.edu/~rsc/regexp-img/fig20.png" xlink:type="simple" xlink:show="embed" xlink:actuate="onLoad"/><svg:title>NFA for abab|abbb</svg:title></draw:frame></text:p>
      <text:p text:style-name="P6">The equivalent DFA would be:</text:p>
      <text:p text:style-name="P5"><text:soft-page-break/><draw:frame draw:style-name="fr2" draw:name="图形26" text:anchor-type="as-char" svg:width="13.123cm" svg:height="4.498cm" draw:z-index="16"><draw:image xlink:href="http://pdos.csail.mit.edu/~rsc/regexp-img/fig21.png" xlink:type="simple" xlink:show="embed" xlink:actuate="onLoad"/><svg:title>DFA for abab|abbb</svg:title></draw:frame></text:p>
      <text:p text:style-name="P6">Each state in the DFA corresponds to a list of states from the NFA.</text:p>
      <text:p text:style-name="P32"><text:span text:style-name="T15">In a sense, Thompson's NFA simulation is executing the equivalent DFA: each </text:span><text:span text:style-name="Source_20_Text"><text:span text:style-name="T19">List</text:span></text:span><text:span text:style-name="T15"> corresponds to some DFA state, and the </text:span><text:span text:style-name="Source_20_Text"><text:span text:style-name="T19">step</text:span></text:span><text:span text:style-name="T15"> function is computing, given a list and a next character, the next DFA state to enter. Thompson's algorithm simulates the DFA by reconstructing each DFA state as it is needed. Rather than throw away this work after each step, we could cache the </text:span><text:span text:style-name="Source_20_Text"><text:span text:style-name="T19">Lists</text:span></text:span><text:span text:style-name="T15"> in spare memory, avoiding the cost of repeating the computation in the future and essentially computing the equivalent DFA as it is needed. This section presents the implementation of such an approach. Starting with the NFA implementation from the previous section, we need to add less than 100 lines to build a DFA implementation.</text:span></text:p>
      <text:p text:style-name="P31">To implement the cache, we first introduce a new data type that represents a DFA state:</text:p>
      <text:p text:style-name="P40">struct DState</text:p>
      <text:p text:style-name="P40">{</text:p>
      <text:p text:style-name="P41"><text:s text:c="8"/><text:span text:style-name="T1">List l;</text:span></text:p>
      <text:p text:style-name="P41"><text:s text:c="8"/><text:span text:style-name="T1">DState *next[256];</text:span></text:p>
      <text:p text:style-name="P41"><text:s text:c="8"/><text:span text:style-name="T1">DState *left;</text:span></text:p>
      <text:p text:style-name="P41"><text:s text:c="8"/><text:span text:style-name="T1">DState *right;</text:span></text:p>
      <text:p text:style-name="P40">};</text:p>
      <text:p text:style-name="P8"><text:span text:style-name="T15">A </text:span><text:span text:style-name="Source_20_Text"><text:span text:style-name="T19">DState</text:span></text:span><text:span text:style-name="T15"> is the cached copy of the list </text:span><text:span text:style-name="Source_20_Text"><text:span text:style-name="T19">l</text:span></text:span><text:span text:style-name="T15">. The array </text:span><text:span text:style-name="Source_20_Text"><text:span text:style-name="T19">next</text:span></text:span><text:span text:style-name="T15"> contains pointers to the next state for each possible input character: if the current state is </text:span><text:span text:style-name="Source_20_Text"><text:span text:style-name="T19">d</text:span></text:span><text:span text:style-name="T15"> and the next input character is </text:span><text:span text:style-name="Source_20_Text"><text:span text:style-name="T19">c</text:span></text:span><text:span text:style-name="T15">, then </text:span><text:span text:style-name="Source_20_Text"><text:span text:style-name="T19">d-&gt;next[c]</text:span></text:span><text:span text:style-name="T15"> is the next state. If </text:span><text:span text:style-name="Source_20_Text"><text:span text:style-name="T19">d-&gt;next[c]</text:span></text:span><text:span text:style-name="T15"> is null, then the next state has not been computed yet.</text:span><text:span text:style-name="Source_20_Text"><text:span text:style-name="T19">Nextstate</text:span></text:span><text:span text:style-name="T15"> computes, records, and returns the next state for a given state and character.</text:span></text:p>
      <text:p text:style-name="P32"><text:span text:style-name="T15">The regular expression match follows </text:span><text:span text:style-name="Source_20_Text"><text:span text:style-name="T19">d-&gt;next[c]</text:span></text:span><text:span text:style-name="T15"> repeatedly, calling </text:span><text:span text:style-name="Source_20_Text"><text:span text:style-name="T19">nextstate</text:span></text:span><text:span text:style-name="T15"> to compute new states as needed.</text:span></text:p>
      <text:p text:style-name="P40">int</text:p>
      <text:p text:style-name="P40">match(DState *start, char *s)</text:p>
      <text:p text:style-name="P40">{</text:p>
      <text:p text:style-name="P41"><text:s text:c="8"/><text:span text:style-name="T1">int c;</text:span></text:p>
      <text:p text:style-name="P41"><text:s text:c="8"/><text:span text:style-name="T1">DState *d, *next;</text:span></text:p>
      <text:p text:style-name="P41"><text:s text:c="8"/></text:p>
      <text:p text:style-name="P41"><text:s text:c="8"/><text:span text:style-name="T1">d = start;</text:span></text:p>
      <text:p text:style-name="P41"><text:s text:c="8"/><text:span text:style-name="T1">for(; *s; s++){</text:span></text:p>
      <text:p text:style-name="P41"><text:s text:c="16"/><text:span text:style-name="T1">c = *s &amp; 0xFF;</text:span></text:p>
      <text:p text:style-name="P41"><text:s text:c="16"/><text:span text:style-name="T1">if((next = d-&gt;next[c]) == NULL)</text:span></text:p>
      <text:p text:style-name="P41"><text:s text:c="24"/><text:span text:style-name="T1">next = nextstate(d, c);</text:span></text:p>
      <text:p text:style-name="P41"><text:s text:c="16"/><text:span text:style-name="T1">d = next;</text:span></text:p>
      <text:p text:style-name="P41"><text:s text:c="8"/><text:span text:style-name="T1">}</text:span></text:p>
      <text:p text:style-name="P41"><text:s text:c="8"/><text:span text:style-name="T1">return ismatch(&amp;d-&gt;l);</text:span></text:p>
      <text:p text:style-name="P40"><text:soft-page-break/>}</text:p>
      <text:p text:style-name="P32"><text:span text:style-name="T15">All the </text:span><text:span text:style-name="Source_20_Text"><text:span text:style-name="T19">DStates</text:span></text:span><text:span text:style-name="T15"> that have been computed need to be saved in a structure that lets us look up a </text:span><text:span text:style-name="Source_20_Text"><text:span text:style-name="T19">DState</text:span></text:span><text:span text:style-name="T15"> by its </text:span><text:span text:style-name="Source_20_Text"><text:span text:style-name="T19">List</text:span></text:span><text:span text:style-name="T15">. To do this, we arrange them in a binary tree using the sorted </text:span><text:span text:style-name="Source_20_Text"><text:span text:style-name="T19">List</text:span></text:span><text:span text:style-name="T15"> as the key. The </text:span><text:span text:style-name="Source_20_Text"><text:span text:style-name="T19">dstate</text:span></text:span><text:span text:style-name="T15"> function returns the </text:span><text:span text:style-name="Source_20_Text"><text:span text:style-name="T19">DState</text:span></text:span><text:span text:style-name="T15"> for a given </text:span><text:span text:style-name="Source_20_Text"><text:span text:style-name="T19">List</text:span></text:span><text:span text:style-name="T15">, allocating one if necessary:</text:span></text:p>
      <text:p text:style-name="P40">DState*</text:p>
      <text:p text:style-name="P40">dstate(List *l)</text:p>
      <text:p text:style-name="P40">{</text:p>
      <text:p text:style-name="P41"><text:s text:c="8"/><text:span text:style-name="T1">int i;</text:span></text:p>
      <text:p text:style-name="P41"><text:s text:c="8"/><text:span text:style-name="T1">DState **dp, *d;</text:span></text:p>
      <text:p text:style-name="P41"><text:s text:c="8"/><text:span text:style-name="T1">static DState *alldstates;</text:span></text:p>
      <text:p text:style-name="P43"/>
      <text:p text:style-name="P41"><text:s text:c="8"/><text:span text:style-name="T1">qsort(l-&gt;s, l-&gt;n, sizeof l-&gt;s[0], ptrcmp);</text:span></text:p>
      <text:p text:style-name="P43"/>
      <text:p text:style-name="P41"><text:s text:c="8"/><text:span text:style-name="T1">/* look in tree for existing DState */</text:span></text:p>
      <text:p text:style-name="P41"><text:s text:c="8"/><text:span text:style-name="T1">dp = &amp;alldstates;</text:span></text:p>
      <text:p text:style-name="P41"><text:s text:c="8"/><text:span text:style-name="T1">while((d = *dp) != NULL){</text:span></text:p>
      <text:p text:style-name="P41"><text:s text:c="16"/><text:span text:style-name="T1">i = listcmp(l, &amp;d-&gt;l);</text:span></text:p>
      <text:p text:style-name="P41"><text:s text:c="16"/><text:span text:style-name="T1">if(i &lt; 0)</text:span></text:p>
      <text:p text:style-name="P41"><text:s text:c="24"/><text:span text:style-name="T1">dp = &amp;d-&gt;left;</text:span></text:p>
      <text:p text:style-name="P41"><text:s text:c="16"/><text:span text:style-name="T1">else if(i &gt; 0)</text:span></text:p>
      <text:p text:style-name="P41"><text:s text:c="24"/><text:span text:style-name="T1">dp = &amp;d-&gt;right;</text:span></text:p>
      <text:p text:style-name="P41"><text:s text:c="16"/><text:span text:style-name="T1">else</text:span></text:p>
      <text:p text:style-name="P41"><text:s text:c="24"/><text:span text:style-name="T1">return d;</text:span></text:p>
      <text:p text:style-name="P41"><text:s text:c="8"/><text:span text:style-name="T1">}</text:span></text:p>
      <text:p text:style-name="P41"><text:s text:c="8"/></text:p>
      <text:p text:style-name="P41"><text:s text:c="8"/><text:span text:style-name="T1">/* allocate, initialize new DState */</text:span></text:p>
      <text:p text:style-name="P41"><text:s text:c="8"/><text:span text:style-name="T1">d = malloc(sizeof *d + l-&gt;n*sizeof l-&gt;s[0]);</text:span></text:p>
      <text:p text:style-name="P41"><text:s text:c="8"/><text:span text:style-name="T1">memset(d, 0, sizeof *d);</text:span></text:p>
      <text:p text:style-name="P41"><text:s text:c="8"/><text:span text:style-name="T1">d-&gt;l.s = (State**)(d+1);</text:span></text:p>
      <text:p text:style-name="P41"><text:s text:c="8"/><text:span text:style-name="T1">memmove(d-&gt;l.s, l-&gt;s, l-&gt;n*sizeof l-&gt;s[0]);</text:span></text:p>
      <text:p text:style-name="P41"><text:s text:c="8"/><text:span text:style-name="T1">d-&gt;l.n = l-&gt;n;</text:span></text:p>
      <text:p text:style-name="P43"/>
      <text:p text:style-name="P41"><text:s text:c="8"/><text:span text:style-name="T1">/* insert in tree */</text:span></text:p>
      <text:p text:style-name="P41"><text:s text:c="8"/><text:span text:style-name="T1">*dp = d;</text:span></text:p>
      <text:p text:style-name="P41"><text:s text:c="8"/><text:span text:style-name="T1">return d;</text:span></text:p>
      <text:p text:style-name="P40">}</text:p>
      <text:p text:style-name="P8"><text:span text:style-name="T15">Nextstate runs the NFA </text:span><text:span text:style-name="Source_20_Text"><text:span text:style-name="T19">step</text:span></text:span><text:span text:style-name="T15"> and returns the corresponding </text:span><text:span text:style-name="Source_20_Text"><text:span text:style-name="T19">DState</text:span></text:span><text:span text:style-name="T15">:</text:span></text:p>
      <text:p text:style-name="P40">DState*</text:p>
      <text:p text:style-name="P40">nextstate(DState *d, int c)</text:p>
      <text:p text:style-name="P40">{</text:p>
      <text:p text:style-name="P41"><text:s text:c="8"/><text:span text:style-name="T1">step(&amp;d-&gt;l, c, &amp;l1);</text:span></text:p>
      <text:p text:style-name="P41"><text:s text:c="8"/><text:span text:style-name="T1">return d-&gt;next[c] = dstate(&amp;l1);</text:span></text:p>
      <text:p text:style-name="P40">}</text:p>
      <text:p text:style-name="P8"><text:span text:style-name="T15">Finally, the DFA's start state is the </text:span><text:span text:style-name="Source_20_Text"><text:span text:style-name="T19">DState</text:span></text:span><text:span text:style-name="T15"> corresponding to the NFA's start list:</text:span></text:p>
      <text:p text:style-name="P40">DState*</text:p>
      <text:p text:style-name="P40">startdstate(State *start)</text:p>
      <text:p text:style-name="P40">{</text:p>
      <text:p text:style-name="P41"><text:s text:c="8"/><text:span text:style-name="T1">return dstate(startlist(start, &amp;l1));</text:span></text:p>
      <text:p text:style-name="P40">}</text:p>
      <text:p text:style-name="P8"><text:span text:style-name="T15">(As in the NFA simulation, </text:span><text:span text:style-name="Source_20_Text"><text:span text:style-name="T19">l1</text:span></text:span><text:span text:style-name="T15"> is a preallocated </text:span><text:span text:style-name="Source_20_Text"><text:span text:style-name="T19">List</text:span></text:span><text:span text:style-name="T15">.)</text:span></text:p>
      <text:p text:style-name="P32"><text:span text:style-name="T15">The </text:span><text:span text:style-name="Source_20_Text"><text:span text:style-name="T19">DStates</text:span></text:span><text:span text:style-name="T15"> correspond to DFA states, but the DFA is only built as needed: if a DFA state has not been encountered during the search, it does not yet exist in the cache. An alternative would be to compute the entire DFA at </text:span><text:soft-page-break/><text:span text:style-name="T15">once. Doing so would make </text:span><text:span text:style-name="Source_20_Text"><text:span text:style-name="T19">match</text:span></text:span><text:span text:style-name="T15"> a little faster by removing the conditional branch, but at the cost of increased startup time and memory use.</text:span></text:p>
      <text:p text:style-name="P32"><text:span text:style-name="T15">One might also worry about bounding the amount of memory used by the on-the-fly DFA construction. Since the </text:span><text:span text:style-name="Source_20_Text"><text:span text:style-name="T19">DStates</text:span></text:span><text:span text:style-name="T15"> are only a cache of the </text:span><text:span text:style-name="Source_20_Text"><text:span text:style-name="T19">step</text:span></text:span><text:span text:style-name="T15">function, the implementation of </text:span><text:span text:style-name="Source_20_Text"><text:span text:style-name="T19">dstate</text:span></text:span><text:span text:style-name="T15"> could choose to throw away the entire DFA so far if the cache grew too large. This cache replacement policy only requires a few extra lines of code in </text:span><text:span text:style-name="Source_20_Text"><text:span text:style-name="T19">dstate</text:span></text:span><text:span text:style-name="T15"> and in </text:span><text:span text:style-name="Source_20_Text"><text:span text:style-name="T19">nextstate</text:span></text:span><text:span text:style-name="T15">, plus around 50 lines of code for memory management. An implementation is </text:span><text:a xlink:type="simple" xlink:href="http://swtch.com/~rsc/regexp/">available online</text:a><text:span text:style-name="T15">. (</text:span><text:a xlink:type="simple" xlink:href="http://cm.bell-labs.com/cm/cs/awkbook/">Awk</text:a><text:span text:style-name="T15"> uses a similar limited-size cache strategy, with a fixed limit of 32 cached states; this explains the discontinuity in its performance at </text:span><text:span text:style-name="T16">n</text:span><text:span text:style-name="T15">=28 in the graph above.)</text:span></text:p>
      <text:p text:style-name="P31">NFAs derived from regular expressions tend to exhibit good locality: they visit the same states and follow the same transition arrows over and over when run on most texts. This makes the caching worthwhile: the first time an arrow is followed, the next state must be computed as in the NFA simulation, but future traversals of the arrow are just a single memory access. Real DFA-based implementations can make use of additional optimizations to run even faster. A companion article (not yet written) will explore DFA-based regular expression implementations in more detail.</text:p>
      <text:h text:style-name="P45" text:outline-level="2">Real world regular expressions</text:h>
      <text:p text:style-name="P31">Regular expression usage in real programs is somewhat more complicated than what the regular expression implementations described above can handle. This section briefly describes the common complications; full treatment of any of these is beyond the scope of this introductory article.</text:p>
      <text:p text:style-name="P32"><text:span text:style-name="T16">Character classes</text:span><text:span text:style-name="T15">. A character class, whether </text:span><text:span text:style-name="Source_20_Text"><text:span text:style-name="T19">[0-9]</text:span></text:span><text:span text:style-name="T15"> or </text:span><text:span text:style-name="Source_20_Text"><text:span text:style-name="T19">\w</text:span></text:span><text:span text:style-name="T15"> or </text:span><text:span text:style-name="Source_20_Text"><text:span text:style-name="T19">.</text:span></text:span><text:span text:style-name="T15"> (dot), is just a concise representation of an alternation. Character classes can be expanded into alternations during compilation, though it is more efficient to add a new kind of NFA node to represent them explicitly. </text:span><text:a xlink:type="simple" xlink:href="http://www.opengroup.org/onlinepubs/009695399/basedefs/xbd_chap09.html">POSIX</text:a><text:span text:style-name="T15">defines special character classes like </text:span><text:span text:style-name="Source_20_Text"><text:span text:style-name="T19">[[:upper:]]</text:span></text:span><text:span text:style-name="T15"> that change meaning depending on the current locale, but the hard part of accommodating these is determining their meaning, not encoding that meaning into an NFA.</text:span></text:p>
      <text:p text:style-name="P32"><text:span text:style-name="T16">Escape sequences</text:span><text:span text:style-name="T15">. Real regular expression syntaxes need to handle escape sequences, both as a way to match metacharacters (</text:span><text:span text:style-name="Source_20_Text"><text:span text:style-name="T19">\(</text:span></text:span><text:span text:style-name="T15">, </text:span><text:span text:style-name="Source_20_Text"><text:span text:style-name="T19">\)</text:span></text:span><text:span text:style-name="T15">, </text:span><text:span text:style-name="Source_20_Text"><text:span text:style-name="T19">\\</text:span></text:span><text:span text:style-name="T15">, etc.) and to specify otherwise difficult-to-type characters such as </text:span><text:span text:style-name="Source_20_Text"><text:span text:style-name="T19">\n</text:span></text:span><text:span text:style-name="T15">.</text:span></text:p>
      <text:p text:style-name="P32"><text:span text:style-name="T16">Counted repetition</text:span><text:span text:style-name="T15">. Many regular expression implementations provide a counted repetition operator </text:span><text:span text:style-name="Source_20_Text"><text:span text:style-name="T19">{</text:span></text:span><text:span text:style-name="Source_20_Text"><text:span text:style-name="T20">n</text:span></text:span><text:span text:style-name="Source_20_Text"><text:span text:style-name="T19">}</text:span></text:span><text:span text:style-name="T15"> to match exactly </text:span><text:span text:style-name="T16">n</text:span><text:span text:style-name="T15"> strings matching a pattern; </text:span><text:span text:style-name="Source_20_Text"><text:span text:style-name="T19">{</text:span></text:span><text:span text:style-name="T16">n</text:span><text:span text:style-name="Source_20_Text"><text:span text:style-name="T19">,</text:span></text:span><text:span text:style-name="T16">m</text:span><text:span text:style-name="Source_20_Text"><text:span text:style-name="T19">}</text:span></text:span><text:span text:style-name="T15"> to match at least </text:span><text:span text:style-name="T16">n</text:span><text:span text:style-name="T15"> but no more than </text:span><text:span text:style-name="T16">m</text:span><text:span text:style-name="T15">; and </text:span><text:span text:style-name="Source_20_Text"><text:span text:style-name="T19">{</text:span></text:span><text:span text:style-name="T16">n</text:span><text:span text:style-name="Source_20_Text"><text:span text:style-name="T19">,}</text:span></text:span><text:span text:style-name="T15"> to match </text:span><text:span text:style-name="T16">n</text:span><text:span text:style-name="T15"> or more. A recursive backtracking implementation can implement counted repetition using a loop; an NFA or DFA-based implementation must expand the repetition: </text:span><text:span text:style-name="T16">e</text:span><text:span text:style-name="Source_20_Text"><text:span text:style-name="T19">{3}</text:span></text:span><text:span text:style-name="T15"> expands to </text:span><text:span text:style-name="T16">eee</text:span><text:span text:style-name="T15">; </text:span><text:span text:style-name="T16">e</text:span><text:span text:style-name="Source_20_Text"><text:span text:style-name="T19">{3,5}</text:span></text:span><text:span text:style-name="T15"> expands to </text:span><text:span text:style-name="T16">eeee</text:span><text:span text:style-name="Source_20_Text"><text:span text:style-name="T19">?</text:span></text:span><text:span text:style-name="T16">e</text:span><text:span text:style-name="Source_20_Text"><text:span text:style-name="T19">?</text:span></text:span><text:span text:style-name="T15">, and </text:span><text:span text:style-name="T16">e</text:span><text:span text:style-name="Source_20_Text"><text:span text:style-name="T19">{3,}</text:span></text:span><text:span text:style-name="T15">expands to </text:span><text:span text:style-name="T16">eee</text:span><text:span text:style-name="Source_20_Text"><text:span text:style-name="T19">+</text:span></text:span><text:span text:style-name="T15">.</text:span></text:p>
      <text:p text:style-name="P32"><text:span text:style-name="T16">Submatch extraction</text:span><text:span text:style-name="T15">. When regular expressions are used for splitting or parsing strings, it is useful to be able to find out which sections of the input string were matched by each subexpression. After a regular expression like </text:span><text:span text:style-name="Source_20_Text"><text:span text:style-name="T19">([0-9]+-[0-9]+-[0-9]+)</text:span></text:span><text:span text:style-name="T15"> </text:span><text:span text:style-name="Source_20_Text"><text:span text:style-name="T19">([0-9]+:[0-9]+)</text:span></text:span><text:span text:style-name="T15"> matches a string (say </text:span><text:soft-page-break/><text:span text:style-name="T15">a date and time), many regular expression engines make the text matched by each parenthesized expression available. For example, one might write in Perl:</text:span></text:p>
      <text:p text:style-name="P40">if(/([0-9]+-[0-9]+-[0-9]+) ([0-9]+:[0-9]+)/){</text:p>
      <text:p text:style-name="P41"><text:s text:c="8"/><text:span text:style-name="T1">print "date: $1, time: $2\n";</text:span></text:p>
      <text:p text:style-name="P40">}</text:p>
      <text:p text:style-name="P6">The extraction of submatch boundaries has been mostly ignored by computer science theorists, and it is perhaps the most compelling argument for using recursive backtracking. However, Thompson-style algorithms can be adapted to track submatch boundaries without giving up efficient performance. The Eighth Edition Unix <text:span text:style-name="T38">regexp</text:span>(3) library implemented such an algorithm as early as 1985, though as explained below, it was not very widely used or even noticed.</text:p>
      <text:p text:style-name="P32"><text:span text:style-name="T16">Unanchored matches</text:span><text:span text:style-name="T15">. This article has assumed that regular expressions are matched against an entire input string. In practice, one often wishes to find a substring of the input that matches the regular expression. Unix tools traditionally return the longest matching substring that starts at the leftmost possible point in the input. An unanchored search for </text:span><text:span text:style-name="T16">e</text:span><text:span text:style-name="T15"> is a special case of submatch extraction: it is like searching for </text:span><text:span text:style-name="Source_20_Text"><text:span text:style-name="T19">.*(</text:span></text:span><text:span text:style-name="Source_20_Text"><text:span text:style-name="T20">e</text:span></text:span><text:span text:style-name="Source_20_Text"><text:span text:style-name="T19">).*</text:span></text:span><text:span text:style-name="T15"> where the first </text:span><text:span text:style-name="Source_20_Text"><text:span text:style-name="T19">.*</text:span></text:span><text:span text:style-name="T15"> is constrained to match as short a string as possible.</text:span></text:p>
      <text:p text:style-name="P32"><text:span text:style-name="T16">Non-greedy operators</text:span><text:span text:style-name="T15">. In traditional Unix regular expressions, the repetition operators </text:span><text:span text:style-name="Source_20_Text"><text:span text:style-name="T19">?</text:span></text:span><text:span text:style-name="T15">, </text:span><text:span text:style-name="Source_20_Text"><text:span text:style-name="T19">*</text:span></text:span><text:span text:style-name="T15">, and </text:span><text:span text:style-name="Source_20_Text"><text:span text:style-name="T19">+</text:span></text:span><text:span text:style-name="T15"> are defined to match as much of the string as possible while still allowing the entire regular expression to match: when matching </text:span><text:span text:style-name="Source_20_Text"><text:span text:style-name="T19">(.+)(.+)</text:span></text:span><text:span text:style-name="T15"> against </text:span><text:span text:style-name="Source_20_Text"><text:span text:style-name="T19">abcd</text:span></text:span><text:span text:style-name="T15">, the first </text:span><text:span text:style-name="Source_20_Text"><text:span text:style-name="T19">(.+)</text:span></text:span><text:span text:style-name="T15"> will match </text:span><text:span text:style-name="Source_20_Text"><text:span text:style-name="T19">abc</text:span></text:span><text:span text:style-name="T15">, and the second will match </text:span><text:span text:style-name="Source_20_Text"><text:span text:style-name="T19">d</text:span></text:span><text:span text:style-name="T15">. These operators are now called </text:span><text:span text:style-name="T16">greedy</text:span><text:span text:style-name="T15">. Perl introduced </text:span><text:span text:style-name="Source_20_Text"><text:span text:style-name="T19">??</text:span></text:span><text:span text:style-name="T15">, </text:span><text:span text:style-name="Source_20_Text"><text:span text:style-name="T19">*?</text:span></text:span><text:span text:style-name="T15">, and </text:span><text:span text:style-name="Source_20_Text"><text:span text:style-name="T19">+?</text:span></text:span><text:span text:style-name="T15"> as non-greedy versions, which match as little of the string as possible while preserving the overall match: when matching </text:span><text:span text:style-name="Source_20_Text"><text:span text:style-name="T19">(.+?)(.+?)</text:span></text:span><text:span text:style-name="T15"> against </text:span><text:span text:style-name="Source_20_Text"><text:span text:style-name="T19">abcd</text:span></text:span><text:span text:style-name="T15">, the first </text:span><text:span text:style-name="Source_20_Text"><text:span text:style-name="T19">(.+?)</text:span></text:span><text:span text:style-name="T15"> will match only </text:span><text:span text:style-name="Source_20_Text"><text:span text:style-name="T19">a</text:span></text:span><text:span text:style-name="T15">, and the second will match </text:span><text:span text:style-name="Source_20_Text"><text:span text:style-name="T19">bcd.</text:span></text:span><text:span text:style-name="T15"> By definition, whether an operator is greedy cannot affect whether a regular expression matches a particular string as a whole; it only affects the choice of submatch boundaries. The backtracking algorithm admits a simple implementation of non-greedy operators: try the shorter match before the longer one. For example, in a standard backtracking implementation, </text:span><text:span text:style-name="Source_20_Text"><text:span text:style-name="T20">e</text:span></text:span><text:span text:style-name="Source_20_Text"><text:span text:style-name="T19">?</text:span></text:span><text:span text:style-name="T15"> first tries using </text:span><text:span text:style-name="T16">e</text:span><text:span text:style-name="T15"> and then tries not using it; </text:span><text:span text:style-name="Source_20_Text"><text:span text:style-name="T20">e</text:span></text:span><text:span text:style-name="Source_20_Text"><text:span text:style-name="T19">??</text:span></text:span><text:span text:style-name="T15"> uses the other order. The submatch-tracking variants of Thompson's algorithm can be adapted to accommodate non-greedy operators.</text:span></text:p>
      <text:p text:style-name="P32"><text:span text:style-name="T16">Assertions</text:span><text:span text:style-name="T15">. The traditional regular expression metacharacters </text:span><text:span text:style-name="Source_20_Text"><text:span text:style-name="T19">^</text:span></text:span><text:span text:style-name="T15"> and </text:span><text:span text:style-name="Source_20_Text"><text:span text:style-name="T19">$</text:span></text:span><text:span text:style-name="T15"> can be viewed as </text:span><text:span text:style-name="T16">assertions</text:span><text:span text:style-name="T15"> about the text around them: </text:span><text:span text:style-name="Source_20_Text"><text:span text:style-name="T19">^</text:span></text:span><text:span text:style-name="T15"> asserts that the previous character is a newline (or the beginning of the string), while </text:span><text:span text:style-name="Source_20_Text"><text:span text:style-name="T19">$</text:span></text:span><text:span text:style-name="T15"> asserts that the next character is a newline (or the end of the string). Perl added more assertions, like the word boundary </text:span><text:span text:style-name="Source_20_Text"><text:span text:style-name="T19">\b</text:span></text:span><text:span text:style-name="T15">, which asserts that the previous character is alphanumeric but the next is not, or vice versa. Perl also generalized the idea to arbitrary conditions called lookahead assertions: </text:span><text:span text:style-name="Source_20_Text"><text:span text:style-name="T19">(?=</text:span></text:span><text:span text:style-name="T16">re</text:span><text:span text:style-name="Source_20_Text"><text:span text:style-name="T19">)</text:span></text:span><text:span text:style-name="T15"> asserts that the text after the current input position matches </text:span><text:span text:style-name="T16">re</text:span><text:span text:style-name="T15">, but does not actually advance the input position; </text:span><text:span text:style-name="Source_20_Text"><text:span text:style-name="T19">(?!</text:span></text:span><text:span text:style-name="T16">re</text:span><text:span text:style-name="Source_20_Text"><text:span text:style-name="T19">)</text:span></text:span><text:span text:style-name="T15"> is similar but asserts that the text does not match </text:span><text:span text:style-name="T16">re</text:span><text:span text:style-name="T15">. The lookbehind assertions </text:span><text:span text:style-name="Source_20_Text"><text:span text:style-name="T19">(?&lt;=</text:span></text:span><text:span text:style-name="T16">re</text:span><text:span text:style-name="Source_20_Text"><text:span text:style-name="T19">)</text:span></text:span><text:span text:style-name="T15"> and </text:span><text:span text:style-name="Source_20_Text"><text:span text:style-name="T19">(?&lt;!</text:span></text:span><text:span text:style-name="T16">re</text:span><text:span text:style-name="Source_20_Text"><text:span text:style-name="T19">)</text:span></text:span><text:span text:style-name="T15"> are similar but make assertions about the text before the current input position. Simple assertions like </text:span><text:span text:style-name="Source_20_Text"><text:span text:style-name="T19">^</text:span></text:span><text:span text:style-name="T15">, </text:span><text:span text:style-name="Source_20_Text"><text:span text:style-name="T19">$</text:span></text:span><text:span text:style-name="T15">, and </text:span><text:span text:style-name="Source_20_Text"><text:span text:style-name="T19">\b</text:span></text:span><text:span text:style-name="T15">are easy to accommodate in an NFA, </text:span><text:soft-page-break/><text:span text:style-name="T15">delaying the match one byte for forward assertions. The generalized assertions are harder to accommodate but in principle could be encoded in the NFA.</text:span></text:p>
      <text:p text:style-name="P32"><text:span text:style-name="T16">Backreferences</text:span><text:span text:style-name="T15">. As mentioned earlier, no one knows how to implement regular expressions with backreferences efficiently, though no one can prove that it's impossible either. (Specifically, the </text:span><text:a xlink:type="simple" xlink:href="http://perl.plover.com/NPC/NPC-3SAT.html">problem is NP-complete</text:a><text:span text:style-name="T15">, meaning that if someone did find an efficient implementation, that would be</text:span><text:span text:style-name="T16">major</text:span><text:span text:style-name="T15"> news to computer scientists and would win a </text:span><text:a xlink:type="simple" xlink:href="http://www.claymath.org/Popular_Lectures/Minesweeper/">million dollar prize</text:a><text:span text:style-name="T15">.) The simplest, most effective strategy for backreferences, taken by the original awk and egrep, is not to implement them. This strategy is no longer practical: users have come to rely on backreferences for at least occasional use, and backreferences are part of the </text:span><text:a xlink:type="simple" xlink:href="http://www.opengroup.org/onlinepubs/009695399/basedefs/xbd_chap09.html">POSIX standard for regular expressions</text:a><text:span text:style-name="T15">. Even so, it would be reasonable to use Thompson's NFA simulation for most regular expressions, and only bring out backtracking when it is needed. A particularly clever implementation could combine the two, resorting to backtracking only to accommodate the backreferences.</text:span></text:p>
      <text:p text:style-name="P31"><text:span text:style-name="T38">Backtracking with memoization</text:span>. Perl's approach of using memoization to avoid exponential blowup during backtracking when possible is a good one. At least in theory, it should make Perl's regular expressions behave more like an NFA and less like backtracking. Memoization does not completely solve the problem, though: the memoization itself requires a memory footprint roughly equal to the size of the text times the size of the regular expression. Memoization also does not address the issue of the stack space used by backtracking, which is linear in the size of the text: matching long strings typically causes a backtracking implementation to run out of stack space:</text:p>
      <text:p text:style-name="P40">$ perl -e '("a" x 100000) =~ /^(ab?)*$/;'</text:p>
      <text:p text:style-name="P40">Segmentation fault (core dumped)</text:p>
      <text:p text:style-name="P40">$</text:p>
      <text:p text:style-name="P32"><text:span text:style-name="T16">Character sets</text:span><text:span text:style-name="T15">. Modern regular expression implementations must deal with large non-ASCII character sets such as Unicode. The </text:span><text:a xlink:type="simple" xlink:href="http://swtch.com/plan9port/unix/">Plan 9 regular expression library</text:a><text:span text:style-name="T15"> incorporates Unicode by running an NFA with a single Unicode character as the input character for each step. That library separates the running of the NFA from decoding the input, so that the same regular expression matching code is used for both </text:span><text:a xlink:type="simple" xlink:href="http://plan9.bell-labs.com/sys/doc/utf.html">UTF-8</text:a><text:span text:style-name="T15"> and wide-character inputs.</text:span></text:p>
      <text:h text:style-name="P45" text:outline-level="2"><text:bookmark text:name="History"/>History and References</text:h>
      <text:p text:style-name="P32"><text:bookmark text:name="rabin-scott-b"/><text:span text:style-name="T15">Michael Rabin and Dana Scott introduced non-deterministic finite automata and the concept of non-determinism in 1959 [</text:span><text:a xlink:type="simple" xlink:href="http://swtch.com/~rsc/regexp/regexp1.html#rabin-scott">7</text:a><text:span text:style-name="T15">], showing that NFAs can be simulated by (potentially much larger) DFAs in which each DFA state corresponds to a set of NFA states. (They won the Turing Award in 1976 for the introduction of the concept of non-determinism in that paper.)</text:span></text:p>
      <text:p text:style-name="P32"><text:bookmark text:name="mcnaughton-yamada-b"/><text:span text:style-name="T15">R. McNaughton and H. Yamada [</text:span><text:a xlink:type="simple" xlink:href="http://swtch.com/~rsc/regexp/regexp1.html#mcnaughton-yamada">4</text:a><text:span text:style-name="T15">] and </text:span><text:bookmark text:name="thompson-b"/><text:span text:style-name="T15">Ken Thompson [</text:span><text:a xlink:type="simple" xlink:href="http://swtch.com/~rsc/regexp/regexp1.html#thompson">9</text:a><text:span text:style-name="T15">] are commonly credited with giving the first constructions to convert regular expressions into NFAs, even though neither paper mentions the then-nascent concept of an NFA. McNaughton and Yamada's construction creates a DFA, and Thompson's construction creates IBM 7094 machine code, but reading between the lines one can see latent NFA constructions underlying both. Regular expression to NFA constructions differ only in how they encode the choices that the NFA must make. The approach used above, mimicking Thompson, encodes the choices with explicit choice nodes (the </text:span><text:span text:style-name="Source_20_Text"><text:span text:style-name="T19">Split</text:span></text:span><text:span text:style-name="T15"> nodes above) and unlabeled </text:span><text:soft-page-break/><text:span text:style-name="T15">arrows. An alternative approach, the one most commonly credited to McNaughton and Yamada, is to avoid unlabeled arrows, instead allowing NFA states to have multiple outgoing arrows with the same label. </text:span><text:bookmark text:name="mcilroy-b"/><text:span text:style-name="T15">McIlroy [</text:span><text:a xlink:type="simple" xlink:href="http://swtch.com/~rsc/regexp/regexp1.html#mcilroy">3</text:a><text:span text:style-name="T15">] gives a particularly elegant implementation of this approach in Haskell.</text:span></text:p>
      <text:p text:style-name="P32"><text:bookmark text:name="vanvleck-b"/><text:span text:style-name="T15">Thompson's regular expression implementation was for his QED editor running on the CTSS [</text:span><text:a xlink:type="simple" xlink:href="http://swtch.com/~rsc/regexp/regexp1.html#vanvleck">10</text:a><text:span text:style-name="T15">] operating system on the IBM 7094. </text:span><text:bookmark text:name="pierce-b"/><text:span text:style-name="T15">A copy of the editor can be found in archived CTSS sources [</text:span><text:a xlink:type="simple" xlink:href="http://swtch.com/~rsc/regexp/regexp1.html#pierce">5</text:a><text:span text:style-name="T15">]. </text:span><text:bookmark text:name="deutsch-lampson-b"/><text:span text:style-name="T15">L. Peter Deutsch and Butler Lampson [</text:span><text:a xlink:type="simple" xlink:href="http://swtch.com/~rsc/regexp/regexp1.html#deutsch-lampson">1</text:a><text:span text:style-name="T15">] developed the first QED, but Thompson's reimplementation was the first to use regular expressions. </text:span><text:bookmark text:name="ritchie-b"/><text:span text:style-name="T15">Dennis Ritchie, author of yet another QED implementation, has documented the early history of the QED editor [</text:span><text:a xlink:type="simple" xlink:href="http://swtch.com/~rsc/regexp/regexp1.html#ritchie">8</text:a><text:span text:style-name="T15">] (Thompson, Ritchie, and Lampson later won Turing awards for work unrelated to QED or finite automata.)</text:span></text:p>
      <text:p text:style-name="P32"><text:span text:style-name="T15">Thompson's paper marked the beginning of a long line of regular expression implementations. Thompson chose not to use his algorithm when implementing the text editor ed, which appeared in First Edition Unix (1971), or in its descendant grep, which first appeared in the Fourth Edition (1973). Instead, these venerable Unix tools used recursive backtracking! Backtracking was justifiable because the regular expression syntax was quite limited: it omitted grouping parentheses and the </text:span><text:span text:style-name="Source_20_Text"><text:span text:style-name="T19">|</text:span></text:span><text:span text:style-name="T15">, </text:span><text:span text:style-name="Source_20_Text"><text:span text:style-name="T19">?</text:span></text:span><text:span text:style-name="T15">, and </text:span><text:span text:style-name="Source_20_Text"><text:span text:style-name="T19">+</text:span></text:span><text:span text:style-name="T15"> operators. Al Aho's egrep, which first appeared in the Seventh Edition (1979), was the first Unix tool to provide the full regular expression syntax, using a precomputed DFA. By the Eighth Edition (1985), egrep computed the DFA on the fly, like the implementation given above.</text:span></text:p>
      <text:p text:style-name="P32"><text:bookmark text:name="pike-b"/><text:span text:style-name="T15">While writing the text editor sam [</text:span><text:a xlink:type="simple" xlink:href="http://swtch.com/~rsc/regexp/regexp1.html#pike">6</text:a><text:span text:style-name="T15">] in the early 1980s, Rob Pike wrote a new regular expression implementation, which Dave Presotto extracted into a library that appeared in the Eighth Edition. Pike's implementation incorporated submatch tracking into an efficient NFA simulation but, like the rest of the Eighth Edition source, was not widely distributed. Pike himself did not realize that his technique was anything new. Henry Spencer reimplemented the Eighth Edition library interface from scratch, but using backtracking, and </text:span><text:a xlink:type="simple" xlink:href="http://arglist.com/regex/">released his implementation</text:a><text:span text:style-name="T15"> into the public domain. It became very widely used, eventually serving as the basis for the slow regular expression implementations mentioned earlier: Perl, PCRE, Python, and so on. (In his defense, Spencer knew the routines could be slow, and he didn't know that a more efficient algorithm existed. He even warned in the documentation, “Many users have found the speed perfectly adequate, although replacing the insides of egrep with this code would be a mistake.”) Pike's regular expression implementation, extended to support Unicode, was made freely available with sam in </text:span><text:a xlink:type="simple" xlink:href="http://groups.google.com/group/comp.os.research/msg/f1783504a2d18051">late 1992</text:a><text:span text:style-name="T15">, but the particularly efficient regular expression search algorithm went unnoticed. The code is now available in many forms: as </text:span><text:a xlink:type="simple" xlink:href="http://plan9.bell-labs.com/sources/plan9/sys/src/cmd/sam/">part of sam</text:a><text:span text:style-name="T15">, as </text:span><text:a xlink:type="simple" xlink:href="http://plan9.bell-labs.com/sources/plan9/sys/src/libregexp/">Plan 9's regular expression library</text:a><text:span text:style-name="T15">, or </text:span><text:a xlink:type="simple" xlink:href="http://swtch.com/plan9port/unix/">packaged separately for Unix</text:a><text:span text:style-name="T15">. </text:span><text:bookmark text:name="laurikari-b"/><text:span text:style-name="T15">Ville Laurikari independently discovered Pike's algorithm in 1999, developing a theoretical foundation as well [</text:span><text:a xlink:type="simple" xlink:href="http://swtch.com/~rsc/regexp/regexp1.html#laurikari">2</text:a><text:span text:style-name="T15">].</text:span></text:p>
      <text:p text:style-name="P32"><text:span text:style-name="T15">Finally, any discussion of regular expressions would be incomplete without mentioning Jeffrey Friedl's book </text:span><text:span text:style-name="T16">Mastering Regular Expressions</text:span><text:span text:style-name="T15">, perhaps the most popular reference among today's programmers. Friedl's book teaches programmers how best to use today's regular expression implementations, but not how best to implement them. What little text it devotes to implementation issues perpetuates the widespread belief that recursive backtracking is the </text:span><text:soft-page-break/><text:span text:style-name="T15">only way to simulate an NFA. Friedl makes it clear that he </text:span><text:a xlink:type="simple" xlink:href="http://regex.info/blog/2006-09-15/248">neither understands nor respects</text:a><text:span text:style-name="T15"> the underlying theory.</text:span></text:p>
      <text:h text:style-name="P45" text:outline-level="2">Summary</text:h>
      <text:p text:style-name="P31">Regular expression matching can be simple and fast, using finite automata-based techniques that have been known for decades. In contrast, Perl, PCRE, Python, Ruby, Java, and many other languages have regular expression implementations based on recursive backtracking that are simple but can be excruciatingly slow. With the exception of backreferences, the features provided by the slow backtracking implementations can be provided by the automata-based implementations at dramatically faster, more consistent speeds.</text:p>
      <text:p text:style-name="P32"><text:span text:style-name="T15">The next article in this series, “</text:span><text:a xlink:type="simple" xlink:href="http://swtch.com/~rsc/regexp/regexp2.html">Regular Expression Matching: the Virtual Machine Approach</text:a><text:span text:style-name="T15">,” discusses NFA-based submatch extraction. The third article, “</text:span><text:a xlink:type="simple" xlink:href="http://swtch.com/~rsc/regexp/regexp3.html">Regular Expression Matching in the Wild</text:a><text:span text:style-name="T15">,” examines a production implementation. The fourth article, “</text:span><text:a xlink:type="simple" xlink:href="http://swtch.com/~rsc/regexp/regexp4.html">Regular Expression Matching with a Trigram Index</text:a><text:span text:style-name="T15">,” explains how Google Code Search was implemented.</text:span></text:p>
      <text:h text:style-name="P45" text:outline-level="2">Acknowledgements</text:h>
      <text:p text:style-name="P31">Lee Feigenbaum, James Grimmelmann, Alex Healy, William Josephson, and Arnold Robbins read drafts of this article and made many helpful suggestions. Rob Pike clarified some of the history surrounding his regular expression implementation. Thanks to all.</text:p>
      <text:h text:style-name="P45" text:outline-level="2">References</text:h>
      <text:p text:style-name="P9"><text:bookmark text:name="deutsch-lampson"/><text:span text:style-name="T15">[</text:span><text:a xlink:type="simple" xlink:href="http://swtch.com/~rsc/regexp/regexp1.html#deutsch-lampson-b">1</text:a><text:span text:style-name="T15">] L. Peter Deutsch and Butler Lampson, “An online editor,” Communications of the ACM 10(12) (December 1967), pp. 793–799.</text:span><text:a xlink:type="simple" xlink:href="http://doi.acm.org/10.1145/363848.363863"><text:span text:style-name="T16">http://doi.acm.org/10.1145/363848.363863</text:span></text:a></text:p>
      <text:p text:style-name="P9"><text:bookmark text:name="laurikari"/><text:span text:style-name="T15">[</text:span><text:a xlink:type="simple" xlink:href="http://swtch.com/~rsc/regexp/regexp1.html#laurikari-b">2</text:a><text:span text:style-name="T15">] Ville Laurikari, “NFAs with Tagged Transitions, their Conversion to Deterministic Automata and Application to Regular Expressions,” in Proceedings of the Symposium on String Processing and Information Retrieval, September 2000. </text:span><text:a xlink:type="simple" xlink:href="http://laurikari.net/ville/spire2000-tnfa.ps"><text:span text:style-name="T16">http://laurikari.net/ville/spire2000-tnfa.ps</text:span></text:a></text:p>
      <text:p text:style-name="P9"><text:bookmark text:name="mcilroy"/><text:span text:style-name="T15">[</text:span><text:a xlink:type="simple" xlink:href="http://swtch.com/~rsc/regexp/regexp1.html#mcilroy-b">3</text:a><text:span text:style-name="T15">] M. Douglas McIlroy, “Enumerating the strings of regular languages,” Journal of Functional Programming 14 (2004), pp. 503–518.</text:span><text:a xlink:type="simple" xlink:href="http://www.cs.dartmouth.edu/~doug/nfa.ps.gz"><text:span text:style-name="T16">http://www.cs.dartmouth.edu/~doug/nfa.ps.gz</text:span></text:a><text:span text:style-name="T15"> (preprint)</text:span></text:p>
      <text:p text:style-name="P9"><text:bookmark text:name="mcnaughton-yamada"/><text:span text:style-name="T15">[</text:span><text:a xlink:type="simple" xlink:href="http://swtch.com/~rsc/regexp/regexp1.html#mcnaughton-yamada-b">4</text:a><text:span text:style-name="T15">] R. McNaughton and H. Yamada, “Regular expressions and state graphs for automata,” IRE Transactions on Electronic Computers EC-9(1) (March 1960), pp. 39–47.</text:span></text:p>
      <text:p text:style-name="P9"><text:bookmark text:name="pierce"/><text:span text:style-name="T15">[</text:span><text:a xlink:type="simple" xlink:href="http://swtch.com/~rsc/regexp/regexp1.html#pierce-b">5</text:a><text:span text:style-name="T15">] Paul Pierce, “CTSS source listings.” </text:span><text:a xlink:type="simple" xlink:href="http://www.piercefuller.com/library/ctss.html"><text:span text:style-name="T16">http://www.piercefuller.com/library/ctss.html</text:span></text:a><text:span text:style-name="T15"> (Thompson's QED is in the file </text:span><text:span text:style-name="Source_20_Text"><text:span text:style-name="T19">com5</text:span></text:span><text:span text:style-name="T15"> in the source listings archive and is marked as </text:span><text:span text:style-name="Source_20_Text"><text:span text:style-name="T19">0QED</text:span></text:span><text:span text:style-name="T15">)</text:span></text:p>
      <text:p text:style-name="P9"><text:bookmark text:name="pike"/><text:span text:style-name="T15">[</text:span><text:a xlink:type="simple" xlink:href="http://swtch.com/~rsc/regexp/regexp1.html#pike-b">6</text:a><text:span text:style-name="T15">] Rob Pike, “The text editor sam,” Software—Practice &amp; Experience 17(11) (November 1987), pp. 813–845. </text:span><text:a xlink:type="simple" xlink:href="http://plan9.bell-labs.com/sys/doc/sam/sam.html"><text:span text:style-name="T16">http://plan9.bell-labs.com/sys/doc/sam/sam.html</text:span></text:a></text:p>
      <text:p text:style-name="P9"><text:bookmark text:name="rabin-scott"/><text:span text:style-name="T15">[</text:span><text:a xlink:type="simple" xlink:href="http://swtch.com/~rsc/regexp/regexp1.html#rabin-scott-b">7</text:a><text:span text:style-name="T15">] Michael Rabin and Dana Scott, “Finite automata and their decision problems,” IBM Journal of Research and Development 3 (1959), pp. 114–125.</text:span><text:a xlink:type="simple" xlink:href="http://www.research.ibm.com/journal/rd/032/ibmrd0302C.pdf"><text:span text:style-name="T16">http://www.research.ibm.com/journal/rd/032/ibmrd0302C.pdf</text:span></text:a></text:p>
      <text:p text:style-name="P9"><text:bookmark text:name="ritchie"/><text:soft-page-break/><text:span text:style-name="T15">[</text:span><text:a xlink:type="simple" xlink:href="http://swtch.com/~rsc/regexp/regexp1.html#ritchie-b">8</text:a><text:span text:style-name="T15">] Dennis Ritchie, “An incomplete history of the QED text editor.” </text:span><text:a xlink:type="simple" xlink:href="http://plan9.bell-labs.com/~dmr/qed.html"><text:span text:style-name="T16">http://plan9.bell-labs.com/~dmr/qed.html</text:span></text:a></text:p>
      <text:p text:style-name="P9"><text:bookmark text:name="thompson"/><text:span text:style-name="T15">[</text:span><text:a xlink:type="simple" xlink:href="http://swtch.com/~rsc/regexp/regexp1.html#thompson-b">9</text:a><text:span text:style-name="T15">] Ken Thompson, “Regular expression search algorithm,” Communications of the ACM 11(6) (June 1968), pp. 419–422.</text:span><text:a xlink:type="simple" xlink:href="http://doi.acm.org/10.1145/363347.363387"><text:span text:style-name="T16">http://doi.acm.org/10.1145/363347.363387</text:span></text:a><text:span text:style-name="T15"> (</text:span><text:a xlink:type="simple" xlink:href="http://www.cs.chalmers.se/~coquand/AUTOMATA/thompson.pdf"><text:span text:style-name="T17">PDF</text:span></text:a><text:span text:style-name="T15">)</text:span></text:p>
      <text:p text:style-name="P9"><text:bookmark text:name="vanvleck"/><text:span text:style-name="T15">[</text:span><text:a xlink:type="simple" xlink:href="http://swtch.com/~rsc/regexp/regexp1.html#vanvleck-b">10</text:a><text:span text:style-name="T15">] Tom Van Vleck, “The IBM 7094 and CTSS.” </text:span><text:a xlink:type="simple" xlink:href="http://www.multicians.org/thvv/7094.html"><text:span text:style-name="T16">http://www.multicians.org/thvv/7094.html</text:span></text:a></text:p>
      <text:p text:style-name="Text_20_body"/>
      <text:p text:style-name="P9"><text:span text:style-name="T15">Discussion on </text:span><text:a xlink:type="simple" xlink:href="http://programming.reddit.com/info/10c60/comments">reddit</text:a><text:span text:style-name="T15"> and </text:span><text:a xlink:type="simple" xlink:href="http://perlmonks.org/?node_id=597262">perlmonks</text:a><text:span text:style-name="T15"> and </text:span><text:a xlink:type="simple" xlink:href="http://lambda-the-ultimate.org/node/2064">LtU</text:a></text:p>
      <text:p text:style-name="P10"><text:span text:style-name="T18">Copyright © 2007 Russ Cox. All Rights Reserved. <text:line-break/></text:span><text:a xlink:type="simple" xlink:href="http://swtch.com/~rsc/regexp/">http://swtch.com/~rsc/regexp/</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style:font-face style:name="monospace" svg:font-family="monospace"/>
    <style:font-face style:name="serif" svg:font-family="serif"/>
    <style:font-face style:name="verdana" svg:font-family="verdana, 'ms song', Arial, Helvetica,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DejaVu Serif" fo:font-size="24pt" fo:font-weight="bold" style:font-name-asian="DejaVu Sans1"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DejaVu Serif" fo:font-size="18pt" fo:font-weight="bold" style:font-name-asian="DejaVu Sans1"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 </meta:initial-creator>
    <meta:creation-date>2012-05-04T17:28:47</meta:creation-date>
    <dc:date>2012-05-04T17:56:42</dc:date>
    <dc:creator>Administrator </dc:creator>
    <meta:editing-duration>PT27M26S</meta:editing-duration>
    <meta:editing-cycles>5</meta:editing-cycles>
    <meta:generator>LibreOffice/3.5$Linux_x86 LibreOffice_project/350m1$Build-202</meta:generator>
    <meta:document-statistic meta:table-count="3" meta:image-count="26" meta:object-count="0" meta:page-count="22" meta:paragraph-count="357" meta:word-count="6942" meta:character-count="44183" meta:non-whitespace-character-count="36361"/>
  </office:meta>
</office:document-meta>
</file>